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3a3b" officeooo:paragraph-rsid="001b3a3b"/>
    </style:style>
    <style:style style:name="P2" style:family="paragraph" style:parent-style-name="Standard">
      <style:text-properties officeooo:paragraph-rsid="001b3a3b"/>
    </style:style>
    <style:style style:name="P3" style:family="paragraph" style:parent-style-name="Standard">
      <style:text-properties officeooo:paragraph-rsid="0027e1c0"/>
    </style:style>
    <style:style style:name="P4" style:family="paragraph" style:parent-style-name="Standard">
      <style:text-properties officeooo:rsid="00336665" officeooo:paragraph-rsid="00336665"/>
    </style:style>
    <style:style style:name="P5" style:family="paragraph" style:parent-style-name="Standard">
      <style:text-properties officeooo:paragraph-rsid="00336665"/>
    </style:style>
    <style:style style:name="P6" style:family="paragraph" style:parent-style-name="Standard">
      <style:text-properties officeooo:paragraph-rsid="003ac68c"/>
    </style:style>
    <style:style style:name="P7" style:family="paragraph" style:parent-style-name="Standard">
      <style:text-properties officeooo:paragraph-rsid="003af90e"/>
    </style:style>
    <style:style style:name="P8" style:family="paragraph" style:parent-style-name="Standard">
      <style:text-properties officeooo:paragraph-rsid="003f0155"/>
    </style:style>
    <style:style style:name="P9" style:family="paragraph" style:parent-style-name="Standard">
      <style:text-properties officeooo:paragraph-rsid="004dca4f"/>
    </style:style>
    <style:style style:name="P10" style:family="paragraph" style:parent-style-name="Standard">
      <style:text-properties officeooo:rsid="00525088" officeooo:paragraph-rsid="00525088"/>
    </style:style>
    <style:style style:name="P11" style:family="paragraph" style:parent-style-name="Standard">
      <style:text-properties officeooo:paragraph-rsid="00525088"/>
    </style:style>
    <style:style style:name="P12" style:family="paragraph" style:parent-style-name="Standard">
      <style:text-properties officeooo:rsid="005f72eb" officeooo:paragraph-rsid="005f72eb"/>
    </style:style>
    <style:style style:name="P13" style:family="paragraph" style:parent-style-name="Standard">
      <style:text-properties officeooo:rsid="006280f8" officeooo:paragraph-rsid="006280f8"/>
    </style:style>
    <style:style style:name="P14" style:family="paragraph" style:parent-style-name="Standard">
      <style:text-properties officeooo:paragraph-rsid="006f7edf"/>
    </style:style>
    <style:style style:name="P15" style:family="paragraph" style:parent-style-name="Standard">
      <style:text-properties officeooo:rsid="006fe6f9" officeooo:paragraph-rsid="006fe6f9"/>
    </style:style>
    <style:style style:name="P16" style:family="paragraph" style:parent-style-name="Standard">
      <style:text-properties officeooo:rsid="00701796" officeooo:paragraph-rsid="00701796"/>
    </style:style>
    <style:style style:name="P17" style:family="paragraph" style:parent-style-name="Standard">
      <style:text-properties officeooo:rsid="003af90e" officeooo:paragraph-rsid="003af90e"/>
    </style:style>
    <style:style style:name="P18" style:family="paragraph" style:parent-style-name="Standard">
      <style:text-properties officeooo:rsid="009572db" officeooo:paragraph-rsid="009572db"/>
    </style:style>
    <style:style style:name="P19" style:family="paragraph" style:parent-style-name="Standard">
      <style:text-properties officeooo:rsid="009d1fd5" officeooo:paragraph-rsid="009d1fd5"/>
    </style:style>
    <style:style style:name="P20" style:family="paragraph" style:parent-style-name="Standard">
      <style:text-properties officeooo:paragraph-rsid="009d1fd5"/>
    </style:style>
    <style:style style:name="P21" style:family="paragraph" style:parent-style-name="Standard">
      <style:text-properties officeooo:rsid="00bac460" officeooo:paragraph-rsid="00bac460"/>
    </style:style>
    <style:style style:name="P22" style:family="paragraph" style:parent-style-name="Standard">
      <style:text-properties officeooo:paragraph-rsid="009d1fd5"/>
    </style:style>
    <style:style style:name="T1" style:family="text">
      <style:text-properties officeooo:rsid="001b3a3b"/>
    </style:style>
    <style:style style:name="T2" style:family="text">
      <style:text-properties officeooo:rsid="001c9229"/>
    </style:style>
    <style:style style:name="T3" style:family="text">
      <style:text-properties officeooo:rsid="00232520"/>
    </style:style>
    <style:style style:name="T4" style:family="text">
      <style:text-properties officeooo:rsid="002649b7"/>
    </style:style>
    <style:style style:name="T5" style:family="text">
      <style:text-properties officeooo:rsid="0027e1c0"/>
    </style:style>
    <style:style style:name="T6" style:family="text">
      <style:text-properties officeooo:rsid="002a7193"/>
    </style:style>
    <style:style style:name="T7" style:family="text">
      <style:text-properties officeooo:rsid="002c1b42"/>
    </style:style>
    <style:style style:name="T8" style:family="text">
      <style:text-properties officeooo:rsid="002e184b"/>
    </style:style>
    <style:style style:name="T9" style:family="text">
      <style:text-properties officeooo:rsid="002f2eb9"/>
    </style:style>
    <style:style style:name="T10" style:family="text">
      <style:text-properties officeooo:rsid="002f4ae2"/>
    </style:style>
    <style:style style:name="T11" style:family="text">
      <style:text-properties officeooo:rsid="0031dc00"/>
    </style:style>
    <style:style style:name="T12" style:family="text">
      <style:text-properties officeooo:rsid="00321d90"/>
    </style:style>
    <style:style style:name="T13" style:family="text">
      <style:text-properties officeooo:rsid="00336665"/>
    </style:style>
    <style:style style:name="T14" style:family="text">
      <style:text-properties officeooo:rsid="00352fa2"/>
    </style:style>
    <style:style style:name="T15" style:family="text">
      <style:text-properties officeooo:rsid="00371686"/>
    </style:style>
    <style:style style:name="T16" style:family="text">
      <style:text-properties officeooo:rsid="00383fc9"/>
    </style:style>
    <style:style style:name="T17" style:family="text">
      <style:text-properties officeooo:rsid="00394554"/>
    </style:style>
    <style:style style:name="T18" style:family="text">
      <style:text-properties officeooo:rsid="003ac68c"/>
    </style:style>
    <style:style style:name="T19" style:family="text">
      <style:text-properties officeooo:rsid="003af90e"/>
    </style:style>
    <style:style style:name="T20" style:family="text">
      <style:text-properties officeooo:rsid="003b777e"/>
    </style:style>
    <style:style style:name="T21" style:family="text">
      <style:text-properties officeooo:rsid="003d0931"/>
    </style:style>
    <style:style style:name="T22" style:family="text">
      <style:text-properties officeooo:rsid="003da4d2"/>
    </style:style>
    <style:style style:name="T23" style:family="text">
      <style:text-properties officeooo:rsid="003f0155"/>
    </style:style>
    <style:style style:name="T24" style:family="text">
      <style:text-properties officeooo:rsid="003fe08e"/>
    </style:style>
    <style:style style:name="T25" style:family="text">
      <style:text-properties officeooo:rsid="004194fe"/>
    </style:style>
    <style:style style:name="T26" style:family="text">
      <style:text-properties officeooo:rsid="004199db"/>
    </style:style>
    <style:style style:name="T27" style:family="text">
      <style:text-properties officeooo:rsid="0041ad36"/>
    </style:style>
    <style:style style:name="T28" style:family="text">
      <style:text-properties officeooo:rsid="00435ab1"/>
    </style:style>
    <style:style style:name="T29" style:family="text">
      <style:text-properties officeooo:rsid="0044cd5c"/>
    </style:style>
    <style:style style:name="T30" style:family="text">
      <style:text-properties officeooo:rsid="0045a8f7"/>
    </style:style>
    <style:style style:name="T31" style:family="text">
      <style:text-properties officeooo:rsid="00479b2a"/>
    </style:style>
    <style:style style:name="T32" style:family="text">
      <style:text-properties officeooo:rsid="00494ad6"/>
    </style:style>
    <style:style style:name="T33" style:family="text">
      <style:text-properties officeooo:rsid="004ad909"/>
    </style:style>
    <style:style style:name="T34" style:family="text">
      <style:text-properties officeooo:rsid="004c7c5a"/>
    </style:style>
    <style:style style:name="T35" style:family="text">
      <style:text-properties officeooo:rsid="004dca4f"/>
    </style:style>
    <style:style style:name="T36" style:family="text">
      <style:text-properties officeooo:rsid="004e838a"/>
    </style:style>
    <style:style style:name="T37" style:family="text">
      <style:text-properties officeooo:rsid="004f2454"/>
    </style:style>
    <style:style style:name="T38" style:family="text">
      <style:text-properties officeooo:rsid="00509932"/>
    </style:style>
    <style:style style:name="T39" style:family="text">
      <style:text-properties officeooo:rsid="0051c1b1"/>
    </style:style>
    <style:style style:name="T40" style:family="text">
      <style:text-properties officeooo:rsid="00525088"/>
    </style:style>
    <style:style style:name="T41" style:family="text">
      <style:text-properties officeooo:rsid="0053d754"/>
    </style:style>
    <style:style style:name="T42" style:family="text">
      <style:text-properties officeooo:rsid="00555289"/>
    </style:style>
    <style:style style:name="T43" style:family="text">
      <style:text-properties officeooo:rsid="0055da3e"/>
    </style:style>
    <style:style style:name="T44" style:family="text">
      <style:text-properties officeooo:rsid="0056d060"/>
    </style:style>
    <style:style style:name="T45" style:family="text">
      <style:text-properties officeooo:rsid="005828f4"/>
    </style:style>
    <style:style style:name="T46" style:family="text">
      <style:text-properties officeooo:rsid="005901a3"/>
    </style:style>
    <style:style style:name="T47" style:family="text">
      <style:text-properties officeooo:rsid="00595a8a"/>
    </style:style>
    <style:style style:name="T48" style:family="text">
      <style:text-properties officeooo:rsid="005982a9"/>
    </style:style>
    <style:style style:name="T49" style:family="text">
      <style:text-properties officeooo:rsid="005b6ea1"/>
    </style:style>
    <style:style style:name="T50" style:family="text">
      <style:text-properties officeooo:rsid="005d0486"/>
    </style:style>
    <style:style style:name="T51" style:family="text">
      <style:text-properties officeooo:rsid="005d5fb9"/>
    </style:style>
    <style:style style:name="T52" style:family="text">
      <style:text-properties officeooo:rsid="005e8c4e"/>
    </style:style>
    <style:style style:name="T53" style:family="text">
      <style:text-properties officeooo:rsid="005ed7e5"/>
    </style:style>
    <style:style style:name="T54" style:family="text">
      <style:text-properties officeooo:rsid="005f72eb"/>
    </style:style>
    <style:style style:name="T55" style:family="text">
      <style:text-properties officeooo:rsid="0060e166"/>
    </style:style>
    <style:style style:name="T56" style:family="text">
      <style:text-properties officeooo:rsid="006220a8"/>
    </style:style>
    <style:style style:name="T57" style:family="text">
      <style:text-properties officeooo:rsid="006280f8"/>
    </style:style>
    <style:style style:name="T58" style:family="text">
      <style:text-properties officeooo:rsid="0064056f"/>
    </style:style>
    <style:style style:name="T59" style:family="text">
      <style:text-properties officeooo:rsid="00650a45"/>
    </style:style>
    <style:style style:name="T60" style:family="text">
      <style:text-properties officeooo:rsid="00651563"/>
    </style:style>
    <style:style style:name="T61" style:family="text">
      <style:text-properties officeooo:rsid="00666574"/>
    </style:style>
    <style:style style:name="T62" style:family="text">
      <style:text-properties officeooo:rsid="006828ef"/>
    </style:style>
    <style:style style:name="T63" style:family="text">
      <style:text-properties officeooo:rsid="0068ae83"/>
    </style:style>
    <style:style style:name="T64" style:family="text">
      <style:text-properties officeooo:rsid="00694151"/>
    </style:style>
    <style:style style:name="T65" style:family="text">
      <style:text-properties officeooo:rsid="006af2ad"/>
    </style:style>
    <style:style style:name="T66" style:family="text">
      <style:text-properties officeooo:rsid="006ba2d9"/>
    </style:style>
    <style:style style:name="T67" style:family="text">
      <style:text-properties officeooo:rsid="006d35cd"/>
    </style:style>
    <style:style style:name="T68" style:family="text">
      <style:text-properties officeooo:rsid="006f277d"/>
    </style:style>
    <style:style style:name="T69" style:family="text">
      <style:text-properties officeooo:rsid="006f7edf"/>
    </style:style>
    <style:style style:name="T70" style:family="text">
      <style:text-properties officeooo:rsid="006fe6f9"/>
    </style:style>
    <style:style style:name="T71" style:family="text">
      <style:text-properties officeooo:rsid="00701796"/>
    </style:style>
    <style:style style:name="T72" style:family="text">
      <style:text-properties officeooo:rsid="00705919"/>
    </style:style>
    <style:style style:name="T73" style:family="text">
      <style:text-properties officeooo:rsid="007085eb"/>
    </style:style>
    <style:style style:name="T74" style:family="text">
      <style:text-properties officeooo:rsid="00716944"/>
    </style:style>
    <style:style style:name="T75" style:family="text">
      <style:text-properties officeooo:rsid="007342f6"/>
    </style:style>
    <style:style style:name="T76" style:family="text">
      <style:text-properties officeooo:rsid="00751235"/>
    </style:style>
    <style:style style:name="T77" style:family="text">
      <style:text-properties officeooo:rsid="0076aab2"/>
    </style:style>
    <style:style style:name="T78" style:family="text">
      <style:text-properties officeooo:rsid="00787f69"/>
    </style:style>
    <style:style style:name="T79" style:family="text">
      <style:text-properties officeooo:rsid="00797d25"/>
    </style:style>
    <style:style style:name="T80" style:family="text">
      <style:text-properties officeooo:rsid="007af808"/>
    </style:style>
    <style:style style:name="T81" style:family="text">
      <style:text-properties officeooo:rsid="007bddf6"/>
    </style:style>
    <style:style style:name="T82" style:family="text">
      <style:text-properties officeooo:rsid="007d4e7e"/>
    </style:style>
    <style:style style:name="T83" style:family="text">
      <style:text-properties officeooo:rsid="007e82d4"/>
    </style:style>
    <style:style style:name="T84" style:family="text">
      <style:text-properties officeooo:rsid="007fb6c6"/>
    </style:style>
    <style:style style:name="T85" style:family="text">
      <style:text-properties officeooo:rsid="008066f6"/>
    </style:style>
    <style:style style:name="T86" style:family="text">
      <style:text-properties officeooo:rsid="0081e1c0"/>
    </style:style>
    <style:style style:name="T87" style:family="text">
      <style:text-properties officeooo:rsid="008326bd"/>
    </style:style>
    <style:style style:name="T88" style:family="text">
      <style:text-properties officeooo:rsid="008506e5"/>
    </style:style>
    <style:style style:name="T89" style:family="text">
      <style:text-properties officeooo:rsid="0086be35"/>
    </style:style>
    <style:style style:name="T90" style:family="text">
      <style:text-properties officeooo:rsid="00887956"/>
    </style:style>
    <style:style style:name="T91" style:family="text">
      <style:text-properties officeooo:rsid="00893f20"/>
    </style:style>
    <style:style style:name="T92" style:family="text">
      <style:text-properties officeooo:rsid="008aae97"/>
    </style:style>
    <style:style style:name="T93" style:family="text">
      <style:text-properties officeooo:rsid="008b8010"/>
    </style:style>
    <style:style style:name="T94" style:family="text">
      <style:text-properties officeooo:rsid="008bf04c"/>
    </style:style>
    <style:style style:name="T95" style:family="text">
      <style:text-properties officeooo:rsid="008c7318"/>
    </style:style>
    <style:style style:name="T96" style:family="text">
      <style:text-properties officeooo:rsid="008dad8c"/>
    </style:style>
    <style:style style:name="T97" style:family="text">
      <style:text-properties officeooo:rsid="008f00ac"/>
    </style:style>
    <style:style style:name="T98" style:family="text">
      <style:text-properties officeooo:rsid="0090d015"/>
    </style:style>
    <style:style style:name="T99" style:family="text">
      <style:text-properties officeooo:rsid="00912360"/>
    </style:style>
    <style:style style:name="T100" style:family="text">
      <style:text-properties officeooo:rsid="00913adb"/>
    </style:style>
    <style:style style:name="T101" style:family="text">
      <style:text-properties officeooo:rsid="00932f02"/>
    </style:style>
    <style:style style:name="T102" style:family="text">
      <style:text-properties officeooo:rsid="009572db"/>
    </style:style>
    <style:style style:name="T103" style:family="text">
      <style:text-properties officeooo:rsid="00962a4a"/>
    </style:style>
    <style:style style:name="T104" style:family="text">
      <style:text-properties officeooo:rsid="00980a06"/>
    </style:style>
    <style:style style:name="T105" style:family="text">
      <style:text-properties officeooo:rsid="0099687c"/>
    </style:style>
    <style:style style:name="T106" style:family="text">
      <style:text-properties officeooo:rsid="009a4ea8"/>
    </style:style>
    <style:style style:name="T107" style:family="text">
      <style:text-properties officeooo:rsid="009acc66"/>
    </style:style>
    <style:style style:name="T108" style:family="text">
      <style:text-properties officeooo:rsid="009c6e43"/>
    </style:style>
    <style:style style:name="T109" style:family="text">
      <style:text-properties officeooo:rsid="009d1fd5"/>
    </style:style>
    <style:style style:name="T110" style:family="text">
      <style:text-properties officeooo:rsid="009d6770"/>
    </style:style>
    <style:style style:name="T111" style:family="text">
      <style:text-properties officeooo:rsid="009eda7f"/>
    </style:style>
    <style:style style:name="T112" style:family="text">
      <style:text-properties officeooo:rsid="00a0c259"/>
    </style:style>
    <style:style style:name="T113" style:family="text">
      <style:text-properties officeooo:rsid="00a0ef0d"/>
    </style:style>
    <style:style style:name="T114" style:family="text">
      <style:text-properties officeooo:rsid="00a2d78a"/>
    </style:style>
    <style:style style:name="T115" style:family="text">
      <style:text-properties officeooo:rsid="00a403ea"/>
    </style:style>
    <style:style style:name="T116" style:family="text">
      <style:text-properties officeooo:rsid="00a58fc7"/>
    </style:style>
    <style:style style:name="T117" style:family="text">
      <style:text-properties officeooo:rsid="00a6117f"/>
    </style:style>
    <style:style style:name="T118" style:family="text">
      <style:text-properties officeooo:rsid="00a7153f"/>
    </style:style>
    <style:style style:name="T119" style:family="text">
      <style:text-properties officeooo:rsid="00a8c1c9"/>
    </style:style>
    <style:style style:name="T120" style:family="text">
      <style:text-properties officeooo:rsid="00aa5635"/>
    </style:style>
    <style:style style:name="T121" style:family="text">
      <style:text-properties officeooo:rsid="00ab52cb"/>
    </style:style>
    <style:style style:name="T122" style:family="text">
      <style:text-properties officeooo:rsid="00ab53c9"/>
    </style:style>
    <style:style style:name="T123" style:family="text">
      <style:text-properties officeooo:rsid="00ac0be5"/>
    </style:style>
    <style:style style:name="T124" style:family="text">
      <style:text-properties officeooo:rsid="00acd35c"/>
    </style:style>
    <style:style style:name="T125" style:family="text">
      <style:text-properties officeooo:rsid="00ae63b1"/>
    </style:style>
    <style:style style:name="T126" style:family="text">
      <style:text-properties officeooo:rsid="00affe45"/>
    </style:style>
    <style:style style:name="T127" style:family="text">
      <style:text-properties officeooo:rsid="00b0218c"/>
    </style:style>
    <style:style style:name="T128" style:family="text">
      <style:text-properties officeooo:rsid="00b0856d"/>
    </style:style>
    <style:style style:name="T129" style:family="text">
      <style:text-properties officeooo:rsid="00b23464"/>
    </style:style>
    <style:style style:name="T130" style:family="text">
      <style:text-properties officeooo:rsid="00b41c75"/>
    </style:style>
    <style:style style:name="T131" style:family="text">
      <style:text-properties officeooo:rsid="00b49361"/>
    </style:style>
    <style:style style:name="T132" style:family="text">
      <style:text-properties officeooo:rsid="00b551c8"/>
    </style:style>
    <style:style style:name="T133" style:family="text">
      <style:text-properties officeooo:rsid="00b6be4f"/>
    </style:style>
    <style:style style:name="T134" style:family="text">
      <style:text-properties officeooo:rsid="00b801ae"/>
    </style:style>
    <style:style style:name="T135" style:family="text">
      <style:text-properties officeooo:rsid="00b941b9"/>
    </style:style>
    <style:style style:name="T136" style:family="text">
      <style:text-properties officeooo:rsid="00bac460"/>
    </style:style>
    <style:style style:name="T137" style:family="text">
      <style:text-properties officeooo:rsid="00c38ae6"/>
    </style:style>
    <style:style style:name="T138" style:family="text">
      <style:text-properties officeooo:rsid="00c3b9d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itre 1</text:p>
      <text:p text:style-name="P1"/>
      <text:p text:style-name="P1"><text:tab/>L’enfer. C’est ce que résume le devenir du monde après la guerre mondiale qui a ravagée la Terre. Les citoyens se sont rebellés contre les dirigeants, les armées ont fait des morts par millions dans leur pays, les pays se sont engagés dans des guerres avec leurs voisins, puis avec les voisins de leurs voisins. Il y a eu des milliers d’affrontements, des bombes bactériologiques ont été lancées, des bombes atomiques ont rasées des pays entiers. L’humanité a failli s’éteindre et le monde n’est plus qu’un vaste champ de ruine où règne le ko et la violence.</text:p>
      <text:p text:style-name="P2"/>
      <text:p text:style-name="P2"><text:tab/><text:span text:style-name="T1">Elena est née avant cet univers où règne ce ko, elle a vu les ravages que les guerres ont provoquées, elle vit ce que vit des milliers de survivants. Pourtant elle est encore loin d’imaginer ce qui l’attend réellement quand elle décide d’entrer dans cette zone dangereuse. Elle avait pourtant été mise en garde par son père, chef d’un clan puissant, mais elle a voulu prendre le risque de se rendre à la lisière du territoire ennemi. </text:span><text:span text:style-name="T2">Alors qu’elle progresse au milieu des décombre, le bruit des pas derrière elle résonnent et elle se force à avancer prudemment. Elle sait qui se trouve dans son dos alors elle n’est pas inquiète, elle se sait protégée par le second de son père Idriss, fidèle protecteur depuis qu’elle est en âge de parcourir le monde. Suivie de son gardien, elle progresse </text:span><text:span text:style-name="T3">lentement, elle observe tout ce qui peut être étranger ou dangereux. </text:span><text:span text:style-name="T4">Marchant progressivement, ils finissent pas atteindre la zone qu’elle cherchait. Idriss passe devant elle, vérifie le périmètre avant de lui faire un signe de tête. La voie est libre, elle peut donc sortir d’entre les décombre pour pénétrer dans le vieux jardin.</text:span></text:p>
      <text:p text:style-name="P2"/>
      <text:p text:style-name="P2">- <text:span text:style-name="T4">Prends ce dont tu as besoin et on fiche le camp. Lui dit Idriss et elle hoche la tête.</text:span></text:p>
      <text:p text:style-name="P2"/>
      <text:p text:style-name="P2"><text:tab/><text:span text:style-name="T4">Prenant soin d’ouvrir son sac à dos, elle commence à ramasser les herbes et les fleurs dont elle aura besoin pour ses remèdes. Étant la dernière guérisseuse après sa mère, elle se doit de sortir toutes les semaines pour y récolter tout ce dont elle a besoin pour soigner les siens. Alors qu’elle est accroupie au milieu du jardin à découvert, un bruit de trompe résonne non loin, la faisant sursauter.</text:span></text:p>
      <text:p text:style-name="P2"/>
      <text:p text:style-name="P2">- <text:span text:style-name="T4">Merde. Jure Idriss en armant son fusil. Il faut partir d’ici et se cacher Elena.</text:span></text:p>
      <text:p text:style-name="P2">- <text:span text:style-name="T4">Oui bien sûr.</text:span></text:p>
      <text:p text:style-name="P2"/>
      <text:p text:style-name="P3"><text:tab/><text:span text:style-name="T4">Restant à moitié baissés, ils se dirigent en hâte vers les ruines pour y trouver un endroit où se cacher. Leurs ennemis ne sont pas loin et loin l’idée d’Elena d’être prise par ces sauvages assoiffés de sang. Leur campement se trouve non loin de l’entrée de l’ancienne ville, à l’opposé de là où se trouve son propre campement, une ancienne base militaire presque hors d’atteinte de leurs voisins. Idriss la pousse entre deux pans de murs à moitiés écroulés pour la faire passer sous les vieilles ruines d’un bâtiment. Posant son doigt sur sa bouche, Idriss lui intime de garder le silence avant de regarder aux alentours pour se trouver son propre endroit où se cacher. À peine quelques minutes plus tard, des bruits de pas résonnent, une respiration sifflante et Elena aperçoit une jeune fille à la peau foncée passer devant elle sans la voir. La pauvre a l’air si effrayée alors qu’elle traverse les ruines en haletant. Plus loin, on peut entendre les bruits de course, les cris des hommes en chasse et leur proie se réfugie dans un coin sombre non loin d’Elena. Leurs yeux se croisent </text:span><text:span text:style-name="T5">et la pauvre fille se met à trembler, morte de peur alors que leurs ennemis se rapprochent. </text:span></text:p>
      <text:p text:style-name="P3"/>
      <text:p text:style-name="P3"><text:span text:style-name="T4">- </text:span><text:span text:style-name="T5">Ne bouge pas. Lui mime Elena en priant pour que la fille comprenne.</text:span></text:p>
      <text:p text:style-name="P3"/>
      <text:p text:style-name="P3"><text:span text:style-name="T4"><text:tab/></text:span><text:span text:style-name="T5">Au moment où sa voisine hoche la tête, les poursuivants apparaissent non loi d’elles. Ils parlent mais Elena ne comprend pas la langue dans laquelle ils échangent. Au ton de leur voix, elle peut comprendre qu’ils sont mécontents et des ordres fusent. Ils se dispersent en plusieurs petits groupes et partent dans des directions différentes. Cachés sous leurs gravats, ils ne peuvent qu’attendre la nuit pour pouvoir sortir et rentrer vivants. Elena ne sait pas depuis combien de temps </text:span><text:soft-page-break/><text:span text:style-name="T5">elle est tapie sous les ruines mais elle entend toujours les hommes au loin. Elle jette un coup d’œil à sa voisine qui se tortille mal à l’aise. Cette dernière finit par se mettre à ramper hors de sa cachette malgré les signes d’Elena qui lui somme de rester cachée encore un peu. Malheureusement, un coup de feu retentit et la pauvre fille s’effondre au sol, face contre terre et ne bouge plus. Elena ne réfléchit pas et elle sort à son tour pour aller au secours de la malchanceuse. N’ayant pas pris pleine mesure du danger aux alentours, Elena ne voit pas le monstre qui jaillit derrière elle. Elle entend juste le coup de feu et la brûlure dans son dos avant qu’elle ne s’effondre au sol, aux côtés de l’autre jeune femme inconsciente.</text:span></text:p>
      <text:p text:style-name="P3"/>
      <text:p text:style-name="P3"><text:tab/><text:span text:style-name="T6">Elena se réveilla avec l’impression d’avoir un marteau lui martelant le cerveau. Elle avait la bouche pâteuse et elle mourrait de soif. </text:span><text:span text:style-name="T7">Elle ouvrit péniblement les yeux, fit l’inventaire du lieu dans lequel elle se trouvait. Elle était allongée sur une paillasse à même le sol, le plafond bas et l’odeur de terre lui firent penser qu’elle se trouvait sous terre, peut-être dans les grottes à la lisière de la foret ouest de la ville. Il y avait d’autres personnes </text:span><text:span text:style-name="T8">dans ce sous-sol avec elle, des hommes et des femmes entassés dans les coins. Elena se redressa pé</text:span><text:span text:style-name="T9">niblement et s’assit, sa tête la faisant atrocement souffrir.</text:span></text:p>
      <text:p text:style-name="P3"/>
      <text:p text:style-name="P3">- <text:span text:style-name="T9">Tiens prends ça et ça ira mieux. Lui dit une femelle assise non loin en lui tendant un verre.</text:span></text:p>
      <text:p text:style-name="P3"/>
      <text:p text:style-name="P3"><text:tab/><text:span text:style-name="T9">Elena le prit et renifla discrètement avant de vider le contenu du verre. C’était très amère mais son mal de tête reflua. </text:span></text:p>
      <text:p text:style-name="P3"/>
      <text:p text:style-name="P3">- <text:span text:style-name="T9">Merci. Dit-elle alors que la femme remplissait de nouveau le verre.</text:span></text:p>
      <text:p text:style-name="P3">- <text:span text:style-name="T9">Je t’en prie. Je sais comment leur </text:span><text:span text:style-name="T10">sédatifs peuvent avoir des effets violent chez certaines personnes.</text:span></text:p>
      <text:p text:style-name="P3">- <text:span text:style-name="T10">Sédatifs ? Demanda Elena. Pourquoi il ne nous tue pas ?</text:span></text:p>
      <text:p text:style-name="P3">- <text:span text:style-name="T10">Nous tuer ? Non nous avons d’autres utilités ! Certains qui sont inutiles ou blessés sont tués mais la plupart nous allons travailler aux champs, ou certaines des filles vont divertir les hommes.</text:span></text:p>
      <text:p text:style-name="P3">- <text:span text:style-name="T10">Divertir ? Comme des putains tu veux dire ?</text:span></text:p>
      <text:p text:style-name="P3">- <text:span text:style-name="T10">Nous devons bien survivre.</text:span></text:p>
      <text:p text:style-name="P3"/>
      <text:p text:style-name="P3"><text:tab/><text:span text:style-name="T11">Elena grimaça en comprenant que les femmes en âge et assez jolies servaient de jouets aux monstres qui vivaient dans le camp, tandis que les autres capturés étaient des esclaves. </text:span></text:p>
      <text:p text:style-name="P3"/>
      <text:p text:style-name="P3">- <text:span text:style-name="T11">Je m’appelle Jenna. Lui dit la femme en lui tendant la main.</text:span></text:p>
      <text:p text:style-name="P3">- <text:span text:style-name="T11">Elena. Répondit-elle en tendant la sienne.</text:span></text:p>
      <text:p text:style-name="P3">- <text:span text:style-name="T11">Je pourrais t’aider à t’acclimater ici si tu veux.</text:span></text:p>
      <text:p text:style-name="P3">- <text:span text:style-name="T11">Pourquoi tu ferais ça ?</text:span></text:p>
      <text:p text:style-name="P3">- <text:span text:style-name="T11">Parce que nous avons tous été nouveaux ici et l’aide d’un allié n’est jamais de trop. Surtout quand on ne parle pas leur langue.</text:span></text:p>
      <text:p text:style-name="P3"/>
      <text:p text:style-name="P3"><text:tab/><text:span text:style-name="T12">Elena ne tarda pas à comprendre l’utilité d’une amie en ces lieux inconnus. Quand les monstres vinrent les chercher, elle ne lâcha pas Elena d’une semelle. Elle se joignit à elle pour aller travailler aux champs de cultures, travaillant des heures et des heures sous un soleil de plomb. Elle voyait les gardes qui maintenaient leur position sans bouger ni tressaillir malgré la chaleur harassante. A l’instar des autres captifs, elle était épuisée, elle mourrait de faim et elle crevait de chaud. Plusieurs personnes tombèrent au sol, se faisant tabasser pour reprendre leur place dans les rangs. Au bout du 3ème jour de travail douloureux, Elena vit sa nouvelle amie s’effondrer sur le sol et elle se précipita vers elle pour l’aider.</text:span></text:p>
      <text:p text:style-name="P3"/>
      <text:p text:style-name="P3">- <text:span text:style-name="T12">Lève-toi Jenna ! Lui dit-elle en la soutenant alors que les monstres arrivaient près d’elles. Aller s’il te plait !</text:span></text:p>
      <text:p text:style-name="P3"><text:soft-page-break/>- <text:span text:style-name="T12">Je n’en peux plus. Murmura Jenna en essayant de relever la tête.</text:span></text:p>
      <text:p text:style-name="P3"/>
      <text:p text:style-name="P3"><text:tab/><text:span text:style-name="T13">Elena fut rejetée en arrière et elle vit le monstre mettre un coup de pied dans le ventre d’une Jenna à moitié dans les vapes. La jeune femme cria en se relevant et elle se jeta sur l’homme qui la repoussa une nouvelle fois au sol comme si elle n’était rien. À sa seconde tentative échouée, le monstre dégaina son épée et la pointa contre la poitrine d’Elena. Cette dernière le fusilla du regard, elle ne baissa pas une fois les yeux. La lutte avait attiré des visiteurs et Elena ne se doutait pas encore qu’elle avait attiré l’attention du monstre le plus dangereux parmi les monstres.</text:span></text:p>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Chapitre 2</text:p>
      <text:p text:style-name="P4"/>
      <text:p text:style-name="P5"><text:span text:style-name="T13"><text:tab/>Con</text:span><text:span text:style-name="T14">rad </text:span><text:span text:style-name="T13">n’avait pas pour habitude de revenir bredouille de la chasse. D’habitude, il ramenait du gibier pour nourrir son peuple pour plusieurs jours. Aujourd’hui il n’avait rien trouvé, le gibier commençait à se faire rare sur ces terres arides et dangereuses. Peut-être était-il temps pour son clan de quitter la région et d’aller s’installer sur des terres plus riches. Il secoua la tête, hors de question de laisser son territoire si durement gagné ces dernières années. Il avait perdu nombre de ses frères pendant les combats qui avaient fait rage </text:span><text:span text:style-name="T14">face aux barbares du camp voisin. Sa meilleure guérisseuse avait disparue depuis longtemps et Conrad n’avait pas réussi à trouver une remplaçante. Alors qu’il rentrait de chasse, un mouvement de foule attira son attention au niveau des champs de récoltes sud. Il s’y dirigea et il dut jouer des coudes pour qu’on le laisse enfin passer. Au milieu d’un grand cercle se trouvait son second, Damir et il était en conflit avec l’une des plus petites femelle que Conrad ait jamais vu. </text:span><text:span text:style-name="T15">Cette dernière avait les yeux rivés sur lui, elle le fusillait du regard comme pour lui montrer qu’elle dominait. Hors les esclaves ne dominait jamais, ils étaient des rats et son peuple étaient les Dieux. Mais celle-ci avait du tempérament, elle cracha même aux pieds de Damir qui poussa un grondement énervé.</text:span></text:p>
      <text:p text:style-name="P5"/>
      <text:p text:style-name="P5">- <text:span text:style-name="T15">Baisse les yeux salope si tu ne veux pas t’en manger une aussi ! S’exclama son second d’un ton rauque et tendu.</text:span></text:p>
      <text:p text:style-name="P5"/>
      <text:p text:style-name="P5"><text:tab/><text:span text:style-name="T15">La femelle lui lança un regard mauvais en lui répondant dans sa langue. Conrad sourit en comprenant certains mots que cette dernière prononça. </text:span><text:span text:style-name="T16">Il prit le temps de la détailler un peu mieux en étant plus proche. Vêtue d’un reste de vieilles robe marron, la femelle semblait bien formée, ses rondeurs déjà établies. Sa peau était recouverte de poussière et de sueur, il était difficile de savoir si elle avait la peau pâle ou si elle était plus foncée. Ses cheveux emmêlés étaient plein de terre mais Conrad pouvait apercevoir quelques mèches blondes ici et là. Il banda en regardant ses lèvres charnues qui s’étireraient parfaitement autour de sa queue tandis qu’il baiserait sa gorge. </text:span></text:p>
      <text:p text:style-name="P5"/>
      <text:p text:style-name="P6">- <text:span text:style-name="T17">Elle vient de te traiter de bâtard et d’enfoiré. Finit par dire Conrad et Damir lui coula un regard en coin.</text:span></text:p>
      <text:p text:style-name="P6"><text:span text:style-name="T17">- </text:span><text:span text:style-name="T18">Cette salope m’a mordue. Râla le mâle alors que Conrad bougea pour se trouver dans le champ de vision de la fille.</text:span></text:p>
      <text:p text:style-name="P6"/>
      <text:p text:style-name="P7"><text:tab/><text:span text:style-name="T18">La femelle ouvrit de grands yeux en découvrant Conrad et ce dernier la toisa d’un regard neutre. Pourtant à l’intérieur de lui c’était l’effervescence, la violence de l’impact de son regard sur lui failli le faire gémir. Elle avait de grands yeux turquoises </text:span><text:span text:style-name="T19">et ils étaient écarquillés en voyant le mâle venir se poster près de son second.</text:span></text:p>
      <text:p text:style-name="P7"/>
      <text:p text:style-name="P17">- Elle a du cran la petite souris. Dit-il et les autres hommes ricanèrent. Qu’a-t-elle fait ?</text:p>
      <text:p text:style-name="P17">- Elle s’est jetée sur moi alors que je m’occupais de relever sa copine. Répondit Damir et il montra la femelle allongée derrière la fille. Je veux la punir moi-même pour ce qu’elle a fait !</text:p>
      <text:p text:style-name="P17">- Non je vais m’en charger. Décida Conrad en faisant demi-tour. Qu’elle soit amenée vers mes quartiers.</text:p>
      <text:p text:style-name="P7"/>
      <text:p text:style-name="P7"/>
      <text:p text:style-name="P8"><text:span text:style-name="T19"><text:tab/></text:span><text:span text:style-name="T20">Elena ne quitta pas l’homme immense du regard alors qu’il s’éloignait de la foule. Ces derniers jours, elle avait côtoyé un nombre incalculable d’ennemis mais celui qu’elle venait de voir lui faisait bien plus peur que les autres. </text:span><text:span text:style-name="T21">Il était bien trop grand et bien trop épais pour être réel, ses cheveux noirs tombaient sur ses yeux bleus aussi clairs et durs que les ruisseaux glacés des montagnes nord. </text:span><text:span text:style-name="T22">Une vilaine cicatrice barrait son arcade gauche jusqu’au coin de son œil </text:span><text:span text:style-name="T23">et Elena était sûre qu’il en possédait bien d’autres sous ses vêtements. Quand il se fut éloigné, elle se tourna vers Jenna et se mit à genoux pour aider son amie.</text:span></text:p>
      <text:p text:style-name="P8"><text:soft-page-break/></text:p>
      <text:p text:style-name="P8"><text:span text:style-name="T20">- </text:span><text:span text:style-name="T23">Elle a besoin d’eau. Dit-elle en regardant le géant derrière elle. S’il vous plaît !</text:span></text:p>
      <text:p text:style-name="P8"/>
      <text:p text:style-name="P8"><text:span text:style-name="T20"><text:tab/></text:span><text:span text:style-name="T23">L’homme lui parla mais elle ne compris pas. Il soupira et fit un signe à un homme qui apporta un baquet et donna de l’eau à la femme évanouie. Le monstre parla encore, puis soupira en aboyant quelque chose à l’homme qui se recroquevilla.</text:span></text:p>
      <text:p text:style-name="P8"/>
      <text:p text:style-name="P8"><text:span text:style-name="T20">- </text:span><text:span text:style-name="T23">Tu dois le suivre. Lui dit-il en tremblant.</text:span></text:p>
      <text:p text:style-name="P8"><text:span text:style-name="T20">- </text:span><text:span text:style-name="T23">Pourquoi ? Demanda Elena en regardant le monstre du coin de l’œil.</text:span></text:p>
      <text:p text:style-name="P8">- <text:span text:style-name="T23">Parce que le chef l’a ordonné. Répondit-il alors que le monstre avançait. Je te conseille d’obéir à tout ce qu’on te demandera, pour ta vie.</text:span></text:p>
      <text:p text:style-name="P8"/>
      <text:p text:style-name="P8"><text:tab/><text:span text:style-name="T24">Le monstre la releva et la tira après lui à travers les champs. Ils se dirigèrent vers de vieux bâtiments </text:span><text:span text:style-name="T25">et Elena accueillie la fraîcheur de l’air des couloirs avec soulagement. Ils traversèrent de nombreux couloirs, descendirent et montèrent des tonnes de marches. La jeune femme était essoufflée quand ils arrivèrent devant d’énormes doubles portes. </text:span><text:span text:style-name="T26">Le monstre les ouvrit et la poussa à l’intérieur avant de les refermer en la laissant seule.</text:span></text:p>
      <text:p text:style-name="P8"/>
      <text:p text:style-name="P8">- <text:span text:style-name="T26">Connard. Dit-elle avant de regarder autour d’elle.</text:span></text:p>
      <text:p text:style-name="P8"/>
      <text:p text:style-name="P8"><text:tab/><text:span text:style-name="T26">La pièce était très spartiate. Un bureau dans un coin, un immense lit au fond, une table qui trônait au centre, remplie de nourriture et d’eau. Elena vérifia qu’il n’y avait personne avant d’aller se servir un verre d’eau fraîche. Elle but le broc à moitié et c’est le ventre plein d’eau qu’elle </text:span><text:span text:style-name="T27">fit le tour de la chambre au sol nu et froid. </text:span><text:span text:style-name="T28">Elle trouva un salle de bain derrière la seule porte et elle pleura presque en voyant la douche. Elle ne savait pas encore pourquoi elle était là mais elle s’en fichait, elle voulait juste se glisser sous l’eau pour nettoyer son corps de la crasse et de toute la transpiration qui la rendait poisseuse. Elle retira la robe de travail hideuse et la mis dans le lavabo qu’elle rempli d’eau pour la rincer. Puis elle se dirigea nue vers la douche, actionna l’eau et la tuyauterie vibra et gronda quelques secondes avant qu’une cascade ne dégringole du plafond. Elena se savonna, frotta ses cheveux et sa peau qui rosie sous ses assauts. L’eau d’abord noire s’écoula dans le bac, puis elle s’éclaircit jusqu’à devenir transparente. Le signal pour Elena qu’elle devait sortir. Aucune serviette en vue, tant pis, elle rinça plusieurs fois sa robe et l’essora au maximum avant de la remettre à même son corps. Elle frissonna puis elle sortit de la salle de bain, poussant un cri en découvrant le monstre dans la chambre, assit à la table en train de l’observer silencieusement.</text:span></text:p>
      <text:p text:style-name="P8"/>
      <text:p text:style-name="P8">- <text:span text:style-name="T28">Bordel de merde vous m’avez fait peur. Dit-elle en posant la main sur sa poitrine.</text:span></text:p>
      <text:p text:style-name="P8">- <text:span text:style-name="T28">Mange. Dit-il en lui désignant la nourriture sur la table.</text:span></text:p>
      <text:p text:style-name="P8">- <text:span text:style-name="T28">Vous me comprenez ?</text:span></text:p>
      <text:p text:style-name="P8">- <text:span text:style-name="T28">Quelques mots. Répondit-il avec un </text:span><text:span text:style-name="T29">fort accent. Mange.</text:span></text:p>
      <text:p text:style-name="P8">- <text:span text:style-name="T29">Je n’ai pas faim. Mentit-elle en croisant les bras sur sa poitrine.</text:span></text:p>
      <text:p text:style-name="P8"/>
      <text:p text:style-name="P8"><text:tab/><text:span text:style-name="T29">Le géant se leva et s’approcha d’elle, la faisant tressaillir quand il s’arrêta à quelques centimètres d’elle, l’obligeant à lever la tête pour regarder la beauté inquiétante de ses traits. Il lui parla en lui montrant la salle de bain avant de commencer à s’y diriger.</text:span></text:p>
      <text:p text:style-name="P8"/>
      <text:p text:style-name="P8">- <text:span text:style-name="T29">Mange. Dit-il encore avant d’entrer dans la pièce.</text:span></text:p>
      <text:p text:style-name="P8">- <text:span text:style-name="T29">Bâtard. Jura-t-elle et le monstre sourit dangereusement.</text:span></text:p>
      <text:p text:style-name="P8">- <text:span text:style-name="T29">Je comprends. Dit-il avant de s’engouffrer dans la salle de bain.</text:span></text:p>
      <text:p text:style-name="P8"/>
      <text:p text:style-name="P8"><text:tab/><text:span text:style-name="T29">Elena attendit que l’eau se mette à couler pour aller ouvrir la double porte mais celle-ci ne bougea pas d’un pouce. Elena commença donc à marcher de long large dans la pièce, piquant un fruit ou un morceau de viande séchée au passage devant la table. </text:span><text:span text:style-name="T30">L’homme ne tarda pas à revenir </text:span><text:soft-page-break/><text:span text:style-name="T30">dans la chambre, un simple pantalon en toile noire le recouvrait et Elena put voir toutes les cicatrices et les tatouages qui ornaient sa peau tendue sur des muscles lourdement développés. </text:span><text:span text:style-name="T31">Elle commença à avoir peur, son cœur s’emballa dans sa poitrine et elle se figea comme une biche prise dans les phares des derniers camions roulant encore. Le géant était immobile, comme s’il attendait quelque chose. Puis quand la peur d’Elena se transforma en terreur, il fit un pas en avant, faisant reculer la jeune femme. </text:span><text:span text:style-name="T32">Le petit jeu continua jusqu’à ce qu’Elena se soit réfugiée près du lit et c’est là qu’elle commit sa première erreur. Elle quitta le monstre des yeux pour les poser sur l’immense lit </text:span><text:span text:style-name="T33">et il bondit sur elle. </text:span><text:span text:style-name="T34">Elle glapit quand elle se retrouva sur le matelas moelleux, le corps du géant entre ses cuisses ouvertes. Elle se mit à se débattre comme un petit diable, balançant coup de pieds, coups de poings, griffures et elle tenta de le mordre. Elle invectiva le monstres de tous les noms d’oiseaux qui lui passaient par la tête, </text:span><text:span text:style-name="T35">lui, il attendit patiemment, essayant d’éviter les coups et les morsures. Elena finit par s’épuiser, son souffle court et la tête la faisant souffrir, elle arrêta de bouger.</text:span></text:p>
      <text:p text:style-name="P8"/>
      <text:p text:style-name="P9">- <text:span text:style-name="T35">Vas-y espèce de montre ! Le provoqua-t-elle en le toisant d’un air mauvais. Fais ce que tu as à faire et fais-le vite !</text:span></text:p>
      <text:p text:style-name="P9"/>
      <text:p text:style-name="P9"><text:span text:style-name="T35"><text:tab/>Le salaud osa lui sourire, un sourire vicieux et dangereux. </text:span><text:span text:style-name="T36">Il prit le col de la robe encore humide et il la déchira du haut jusqu’en bas, l’ouvrant p</text:span><text:span text:style-name="T37">o</text:span><text:span text:style-name="T36">ur découvrir le corps nu et frissonnant d’Elena. </text:span><text:span text:style-name="T37">La chair de poule recouvrit sa peau, ses tétons tendus pointaient et étaient presque douloureux. Le géant gronda tout en détaillant son corps d’un regard avide. Elena sentit son ventre se nouer à ce son, </text:span><text:span text:style-name="T38">elle sentit l’odeur de l’excitation de la bête, elle vit la faim dans ses yeux de glace. Elena se sentit perdu, elle n’osait plus bouger et elle ne comprenait pas ce que son corps faisait. Elle resta donc immobile et elle attendit, elle attendit jusqu’à ce que le fauve ne tienne plus et la retourne sur le ventre. Il tira sur ses hanches pour la positionner sur ses genoux et il appuya sur sa nuque pour qu’elle garde la joue contre les couvertures. Ainsi offerte, elle n’eut plus qu’à attendre encore. Quand le monstre entra en elle, elle hurla dans le matelas, elle sentit son vagin s’écarteler et elle pleura alors qu’il allait et venait en elle, faisait claquer ses hanches contre ses fesses en grognant. </text:span><text:span text:style-name="T39">Puis elle le sentit gonfler encore en elle, sa verge répugnante tressauta et une douleur vive la fit crier encore plus fort. La bête s’immobilisa et Elena sentit quand il jouit, elle sentit les jets brûler ses chairs meurtries et à vif. Il la garda pliée sur le lit durant les longues minutes que durèrent son orgasme, puis il l’entraîna avec lui. La couchant au creux de son corps quand il s’allongea sur le lit, la laissant pleurer alors qu’il lui parlait dans sa langue.</text:span></text:p>
      <text:p text:style-name="P9"/>
      <text:p text:style-name="P9">- <text:span text:style-name="T39">Tu n’es qu’un monstre. Dit-elle quand elle n’eut plus de larmes à verser. Quel genre d’homme prend une femme contre sa volonté ? Dans mon clan, les femmes choisissent avec qui elles veulent passer leur temps, les hommes ne les prennent pas </text:span><text:span text:style-name="T40">comme tu viens de le faire.</text:span></text:p>
      <text:p text:style-name="P9"/>
      <text:p text:style-name="P9"><text:tab/><text:span text:style-name="T40">Mais la bête ne lui répondit pas, il se contenta de caresser ses cheveux blonds. Puis Elena sentit la chose dans son vagin se détacher et la queue flasque du monstre sortit de son corps, faisant s’écouler le sperme qu’il avait gardé en elle tout le long de leur union. Elena regarda le géant se lever et se diriger nu vers la salle de bain. Il revint quelques secondes plus tard et il prit son temps pour passer un linge humide agréablement frais sur l’intimité d’Elena.</text:span></text:p>
      <text:p text:style-name="P9"/>
      <text:p text:style-name="P9"/>
      <text:p text:style-name="P9"/>
      <text:p text:style-name="P9"/>
      <text:p text:style-name="P9"/>
      <text:p text:style-name="P9"/>
      <text:p text:style-name="P9"/>
      <text:p text:style-name="P9"/>
      <text:p text:style-name="P9"/>
      <text:p text:style-name="P10"><text:soft-page-break/>Chapitre 3</text:p>
      <text:p text:style-name="P10"/>
      <text:p text:style-name="P10"><text:tab/>Conrad revint de la salle de bain après s’être nettoyé. Il retrouva la femelle endormie sur le lit, épuisée et son corps douloureux. Il n’avait pas été tendre avec elle mais il n’avait pas eu le choix. Rares étaient les femelles qui appréciaient la sensation du crochet de sa queue en elles. Elles pouvaient être extrêmement virulentes et certaines s’étaient retrouvées avec des déchirures à force de se débattre. Voilà pourquoi Conrad les prenaient toujours dans cette position, ainsi, elles étaient prises au piège et ne pouvaient pas bouger. La jeune femme ne voudrait <text:span text:style-name="T41">pas </text:span>qu’il la touche mais Conrad savait comment il pourrait amadouer son corps plus tard. Il n’en avait pas fini avec elle, il y avait longtemps qu’il n’avait pas eu une chatte aussi serrée et il comptait bien en profité avant que d’autres la réclament à leur tour. <text:span text:style-name="T42">Pour le moment, il se contenta de soulever le petit corps de la femelle, de lui retirer les lambeaux de sa robe et il la glissa sous les couvertures. Il ne faisait pas très chaud dans les fin fonds du sous-terrain et elle serait mieux au chaud. Il resta un moment à genoux entre ses cuisses ouvertes, d’où il regarda sa semence s’écouler de sa fente gonflée. </text:span><text:span text:style-name="T43">Il passa son doigt dans la petite rigole de sécrétions et il frotta doucement son clitoris, le sortant de sous son capuchon pour le titiller. Il se pencha, pénétrant l’antre doux et chaud de la femelle de ses doigts, son pouce massant toujours son petit bourgeon. Il happa un téton dur et rose dans sa bouche, le suça vigoureusement. La petite femelle ouvrit des yeux chassieux sur lui et il sentit son corps se tendre. Puis elle inspira et là il vit ses pupilles se dilater dans la pénombre. Le turquoise fut grignoter par le noir, </text:span><text:span text:style-name="T44">puis Conrad sentit pour la première fois l’odeur de désir de la femelle. Cette fois au lieu de le combattre, elle se cambra, écarta un peu plus les cuisses et elle poussa un long gémissement qui fit remuer la queue de Conrad.</text:span></text:p>
      <text:p text:style-name="P10"/>
      <text:p text:style-name="P10">- <text:span text:style-name="T44">Tu veux ma queue n’est-ce pas ma petite souris ? Lui demanda-t-il même si elle ne le comprenait pas.</text:span></text:p>
      <text:p text:style-name="P10"/>
      <text:p text:style-name="P11"><text:span text:style-name="T40"><text:tab/></text:span><text:span text:style-name="T44">Il arrêta de caresser son petit paradis et elle poussa une plainte tout en le regardant. Conrad lâcha un bref rire avant de prendre sa verge dans sa main et de se caresser sous le regard de la femelle excitée. Il récolta du liquide sur ses doigts et il souleva la main pour aller la frotter sur ses lèvres. La fille gémit et aspira ses doigts dans sa bouche, les suçant avidement et Conrad gronda avant de s’enfoncer en elle d’un coup de rein. La souris couina, ses yeux roulèrent dans leur orbite et elle relâcha les doigts nettoyés de Conrad. Ce dernier commença </text:span><text:span text:style-name="T55">à</text:span><text:span text:style-name="T44"> venir en elle, regardant le visage de sa captive rougir, se tordre de douleur mais aussi de plaisir. Jamais une femelle étrangère à son clan n’avait réagit de la sorte à sa semence. Seules les femmes issues du même groupe pouvaient être dans cet état. Mais il n’en fit guère état à cet instant, ce moment où sa souris était dans un autre monde alors qu’il la baisait. Sa queue serrée dans sa chatte étroite et trempée, elle glissait et de la mouille giclait entre eux pour tremper les draps, dégouliner le long de ses bourses </text:span><text:span text:style-name="T45">alors</text:span><text:span text:style-name="T44"> qu’il se mettait à la pilonner plus fort. La femelle cria, enfonçant ses ongles dans les bras de Conrad. </text:span><text:span text:style-name="T45">Il sentit qu’elle était proche de jouir, son corps commençait à convulser, sa chatte se serrait sporadiquement et lui-même sentait ses bourses remonter. Il sortit sa queue de sa chatte avide et la retourna sur le ventre, la pénétrant de force alors qu’elle commençait à se débattre. Il plaqua le petit corps sur le matelas, passa sa main sous elle pour aller trouver son petit bouton gonflé et il le titilla.</text:span></text:p>
      <text:p text:style-name="P10"/>
      <text:p text:style-name="P10">- <text:span text:style-name="T45">Aller jouis maintenant ma petite souris. Ordonna-t-il et il lui donna un coup de rein plus fort.</text:span></text:p>
      <text:p text:style-name="P10"/>
      <text:p text:style-name="P10"><text:tab/><text:span text:style-name="T45">Ainsi coincée, la femelle hurla quand l’orgasme la terrassa et Conrad sentit son crochet s’agripper au plus profond de sa matrice. Il gronda à son oreille quand sa semence commença à jaillir de sa queue par des jets. Il remplit son bas ventre de sperme chaud et épais, titilla encore et encore son clitoris pour prolonger son orgasme le plus longtemps possible. Il sentit les jus éclabousser sa main sous le corps de la fille, il continua de la stimuler. Elle pleura, lui dit des choses dans sa langue et il compris qu’elle le suppliait. Elle en voulait plus et quand le crochet se rétracta, il la baisa encore alors qu’elle jouissait toujours, leurs jus dégoulinants de sa chatte, trempant les </text:span><text:soft-page-break/><text:span text:style-name="T45">draps, la transpiration ruisselants de leur corps. Il la baisa jusqu’à ce qu’elle s’évanouisse au moment où son crochet s’attachait en elle pour la troisième fois. Essoufflé et rassasié pour le moment, il les tourna pour qu’elle ne soit plus écrasée sous lui mais sur le côté. </text:span><text:span text:style-name="T46">Puis il s’endormit au son de la respiration calme de sa captive. Des coups à la porte les réveillèrent quelques heures plus tard et il écrasa sa femelle sous lui quand le visiteur entra dans la chambre.</text:span></text:p>
      <text:p text:style-name="P10"/>
      <text:p text:style-name="P10">- <text:span text:style-name="T46">Nous avons aperçus plusieurs ennemis roder autour du territoire. Lui annonça Damir alors que la souris de Conrad paniquait ainsi écrasée.</text:span></text:p>
      <text:p text:style-name="P10">- <text:span text:style-name="T46">Chut ma petite, calme-toi. Dit-il pour l’apaiser avant de regarder son second. On-t-il essayé d’attaquer ?</text:span></text:p>
      <text:p text:style-name="P10">- <text:span text:style-name="T46">Non. Répondit ce dernier. On dirait qu’ils cherchent quelque chose, ou quelqu’un. Ajouta-t-il en baissant les yeux vers la femelle.</text:span></text:p>
      <text:p text:style-name="P10">- <text:span text:style-name="T46">Veux-tu que je t’arrache la tête ? Lui demanda Conrad et Damir haussa un sourcil.</text:span></text:p>
      <text:p text:style-name="P10">- <text:span text:style-name="T46">Qu’est-ce qui t’arrive Conrad ? Ce n’est qu’une chatte à baiser.</text:span></text:p>
      <text:p text:style-name="P10">- <text:span text:style-name="T46">Pour l’instant c’est moi qui la baise et je ne veux pas que tu la regardes.</text:span></text:p>
      <text:p text:style-name="P10">- <text:span text:style-name="T46">Un peu territorial non ? Il faudra bien que tu la laisse retourner avec les autres. Elle ne peut pas rester seule ici.</text:span></text:p>
      <text:p text:style-name="P10">- <text:span text:style-name="T46">Fais savoir aux autres qu’elle est intouchable. Elle sera retirée des champs et assignée au service de ce soir pour moi.</text:span></text:p>
      <text:p text:style-name="P10">- <text:span text:style-name="T46">Bien sûr chef.</text:span></text:p>
      <text:p text:style-name="P10">- <text:span text:style-name="T46">Prépare des hommes, nous allons repousser nos ennemis un peu plus loin de notre territoire. Lui ordonna Conrad et Damir hocha la tête avant de sortir. Et trouve-lui un esclave pour lui apprendre notre langue, elle doit me comprendre rapidement.</text:span></text:p>
      <text:p text:style-name="P10">- <text:span text:style-name="T46">A tes ordres.</text:span></text:p>
      <text:p text:style-name="P10"/>
      <text:p text:style-name="P10"><text:tab/><text:span text:style-name="T46">Le mâle sortit et Conrad put retourner son attention vers la femelle immobile et apeurée. Il se pencha et posa ses lèvres sur l’épaule nue de sa captive.</text:span></text:p>
      <text:p text:style-name="P10"/>
      <text:p text:style-name="P10">- <text:span text:style-name="T47">N’aie pas peur ma jolie. Roucoula-t-il en se frottant contre elle. Dois-je te baiser encore pour que tu te détende ?</text:span></text:p>
      <text:p text:style-name="P10"/>
      <text:p text:style-name="P10"><text:tab/><text:span text:style-name="T47">Il mordilla le haut de son oreille et elle gémit. Il récupéra du liquide sur sa verge et le frotta sur ses lèvres, elle suça ses doigts avidement et il la pénétra lentement quand il sentit l’odeur de son excitation. Il la prit lentement, écouta ses gémissements, il la pénétra dans un angle, puis dans un autre, trouvant le coin qui la fit crier, il la baisa plus fort, frappant cette petite zone durement et elle jouit quand son crochet jaillit pour s’accrocher en elle. Elle ne se débattit pas, elle hurla en jouissant, prononçant des paroles incompréhensibles. Conrad la maintint dans cet état de jouissance jusqu’à ce que sa verge se libère et ne glisse hors du corps doux et chaud de la souris.</text:span></text:p>
      <text:p text:style-name="P10"/>
      <text:p text:style-name="P10">- <text:span text:style-name="T47">Tu es calmée maintenant ? Demanda-t-il et la femelle fredonna doucement. Bon je pense que oui.</text:span></text:p>
      <text:p text:style-name="P10"/>
      <text:p text:style-name="P10"><text:tab/><text:span text:style-name="T47">Il se leva du lit, observa le carnage qui sévissait dans son lit. Les draps et les couvertures étaient imbibés de leurs fluides, le corps de la femelle était encroûté, des marques sombres commençaient à orner sa peau pâle et Conrad fût ravi de voir sa marque sur elle. Il se pencha pour la renifler et gronda, satisfait qu’elle sente son sperme. Les autres mâles réfléchiraient avait de s’approcher d’elle en son absence.</text:span></text:p>
      <text:p text:style-name="P10"/>
      <text:p text:style-name="P10">- <text:span text:style-name="T47">Apprends ma langue ma jolie, j’ai besoin que tu comprennes. Dit-il avant de lui tendre la main. Viens te laver maintenant.</text:span></text:p>
      <text:p text:style-name="P10"/>
      <text:p text:style-name="P10"><text:tab/><text:span text:style-name="T47">La fille le regarda, puis regarda sa main avec méfiance. Conrad soupira et il se pencha pour se saisir de sa main et de l’emmener vers la salle de bain. </text:span><text:span text:style-name="T48">Il l’aida à se laver, frotta doucement sa </text:span><text:soft-page-break/><text:span text:style-name="T48">peau parsemée d’hématomes et de bleus. Il lava sa propre peau avec de l’eau claire, frotta sa queue qui avait durcit. Il s’empoigna, coinça la femelle contre la parois et il se branla furieusement. Il était insatiable avec cette souris, il voulait être constamment en elle et ça deviendrait problématique si cette envie ne se calmait pas rapidement. Au lieu de soulever la femelle et qu’il s’enfonce en elle, il la força à genoux devant lui. L’eau frappant son dos, il frotta son gland contre les lèvres de la femelle. Son air effrayé fut remplacer par une faim dévorante, elle le prit dans sa bouche et ouvrit des yeux aux pupilles dilatées sur lui. Il écarta les cheveux blonds trempés et il observa les joues creusées alors qu’elle le suçait avidement. Il gémit en b</text:span><text:span text:style-name="T55">al</text:span><text:span text:style-name="T48">a</text:span><text:span text:style-name="T55">n</text:span><text:span text:style-name="T48">çant ses hanches, enfonçant sa queue dans sa gorge, la faisant avoir un haut le cœur.</text:span></text:p>
      <text:p text:style-name="P10"/>
      <text:p text:style-name="P10">- <text:span text:style-name="T48">Bonne petite. Dit-il en caressant sa joue. Prends-la en entier, encore un petit peu.</text:span></text:p>
      <text:p text:style-name="P10"/>
      <text:p text:style-name="P10"><text:tab/><text:span text:style-name="T48">Enfonc</text:span><text:span text:style-name="T55">é </text:span><text:span text:style-name="T48">au plus profond de sa gorge, la femelle se débattit pour respirer et il se retira légèrement, la laissant faire ce qu’elle voulait. Elle le suça avidement, elle l’aspira dans sa bouche et elle gémit quand un petit jet atterrissait sur sa langue. L’orgasme le menaçant, il l’attira encore vers lui, enfonçant sa queue dans sa gorge avant qu’il ne gronde en lâchant sa semence dans son œsophage. Le crochet ne recevant aucun stimuli, il se sortit pas et Conrad n’eut pas à craindre de tuer sa nouvelle femelle alors qu’il baisait sa bouche. Cette dernière convulsa autour de sa queue, il sentit son excitation et il jouit encore une fois, inondant son estomac d’une nouvelle salve de foutre. </text:span><text:span text:style-name="T49">Enfin calmé, il relâcha la fille et la releva, il les rinça et il attrapa des serviettes sur le haut mur. Il l’enroula dedans et il s’essuya à son tour. La femelle resta calmement assise sur le lit, les yeux dans le vague alors qu’il s’habillait. </text:span></text:p>
      <text:p text:style-name="P10"/>
      <text:p text:style-name="P10">- <text:span text:style-name="T49">Tu vas aller te reposer aujourd’hui. Dit-il en lui faisant enfiler une robe qui traînait dans ses affaires.</text:span></text:p>
      <text:p text:style-name="P10"/>
      <text:p text:style-name="P10"><text:tab/><text:span text:style-name="T49">Il souleva son menton pour qu’elle le regarde. Ses pupilles étaient encore un peu dilatées mais Conrad savait qu’elle ne planait plus.</text:span></text:p>
      <text:p text:style-name="P10"/>
      <text:p text:style-name="P10">- <text:span text:style-name="T49">Apprends à parler ma langue pendant tes journées ma petite. Ajouta-t-il avant d’embrasser ses lèvres molles. Tu seras moins terrorisée si tu me comprends.</text:span></text:p>
      <text:p text:style-name="P10"/>
      <text:p text:style-name="P10"><text:tab/><text:span text:style-name="T49">Il la souleva dans ses bras et la porta jusqu’aux quartiers des esclaves, quelques niveaux au-dessus du sien. La laissant devant la porte, il se détourna non sans lancer un regard meurtrier aux deux gardes devant la porte, puis il laissa sa captive entrer dans ses quartiers communs. Il retrouva ses hommes à l’entrée et tous ensemble ils sortirent pour repousser les ennemis un peut près de leur territoire.</text:span></text:p>
      <text:p text:style-name="P10"/>
      <text:p text:style-name="P10"><text:tab/><text:span text:style-name="T49">Elena retrouva les autres captifs, elle était encore un peu </text:span><text:span text:style-name="T50">en train de planer mais elle commençait à retrouver ses esprits. Son corps la faisait souffrir alors qu’on la laissait entrer, elle pouvait sentir encore la verge du monstre se mouver en elle, elle ressentait encore la douleur vive de son piquant s’enfoncer dans son vagin et la maintenir prisonnière. Les larmes lui montèrent aux yeux quand elle se rappela qu’elle avait aimé ça, qu’elle avait jouit et qu’elle en avait encore demandé. Elle avait aimé sentir son poids sur elle à son réveil, elle avait voulu qu’il la prenne et elle se détestait pour ça. Elle vit Jenna un peu plus loin et cette dernière s’approcha d’elle dès qu’elle la vit. Les yeux remplis de compassion, son amie l’aida à avancer et la fit s’asseoir sur son lit de fortune avant de lui tendre de l’eau.</text:span></text:p>
      <text:p text:style-name="P10"/>
      <text:p text:style-name="P10">- <text:span text:style-name="T50">Tout va bien Elena. Lui murmura Jenna. Ça va aller tu verras.</text:span></text:p>
      <text:p text:style-name="P10">- <text:span text:style-name="T50">Non rien n’ira. Répondit-elle en secouant la tête. Je ne pourrais pas supporter ça.</text:span></text:p>
      <text:p text:style-name="P10">- <text:span text:style-name="T50">La première fois c’est toujours horrible, mais on finit par s’habituer à la douleur. Tu as eu à faire au second ? Il n’a pas été violent pour te punir de l’avoir mordu ?</text:span></text:p>
      <text:p text:style-name="P10"><text:soft-page-break/>- <text:span text:style-name="T50">Je n’étais pas avec lui mais avec celui qui est venu après. Répondit Elena en avant le pain qu’elle mangeait difficilement.</text:span></text:p>
      <text:p text:style-name="P10">- <text:span text:style-name="T50">Oui mais tu as été avec le second ensuite ? Conrad ne prend les esclaves que la première fois avant de les refiler aux bons soins de son second.</text:span></text:p>
      <text:p text:style-name="P10"/>
      <text:p text:style-name="P10"><text:tab/><text:span text:style-name="T50">Elena secoua la tête.</text:span></text:p>
      <text:p text:style-name="P10"/>
      <text:p text:style-name="P10">- <text:span text:style-name="T50">Je n’ai été qu’avec celui aux yeux de glace, pas l’autre idiot. Mon Dieu </text:span><text:span text:style-name="T51">Jenna !</text:span></text:p>
      <text:p text:style-name="P10">- <text:span text:style-name="T51">Chut tout va bien. La réconforta la femme en la serrant contre elle. Conrad en a finit avec toi tu peux te rassurer, il ne baise que les femelles qui les divertit à l’étage du dessous. Tu es tranquille, rassure-toi et repose-toi. Nous retournons aux champs bientôt.</text:span></text:p>
      <text:p text:style-name="P10"/>
      <text:p text:style-name="P10"><text:tab/><text:span text:style-name="T51">Elena s’allongea et s’emmitoufla dans la couverture avant de fermer les yeux. Elle s’endormit pratiquement tout de suite et fut réveillée par les hommes qui venaient chercher les esclaves pour les amener travailler. Elena se redressa pour se lever mais un des mâles arriva près d’elle et il parla avec Jenna qui fronça les sourcils. L’homme fit demi-tour et les deux femmes restèrent dans la cellule alors que la porte se refermait.</text:span></text:p>
      <text:p text:style-name="P10"/>
      <text:p text:style-name="P10">- <text:span text:style-name="T51">Qu’est-ce qui se passe ? Demanda Elena, confuse.</text:span></text:p>
      <text:p text:style-name="P10">- <text:span text:style-name="T51">Je dois t’apprendre à parler comme eux. Répondit la femelle avec un regard tendu. Le commandant l’a ordonné et tu n’iras plus aux champs, tu es transférée au-dessus dès ce soir.</text:span></text:p>
      <text:p text:style-name="P10">- <text:span text:style-name="T51">Non. Non. Non. Répéta Elena paniquée. Non je ne peux pas servir de putain, je ne peux pas sentir d’autres monstres en moi avec leur chose. Je ne peux pas Jenna, je n’en aurais pas la force.</text:span></text:p>
      <text:p text:style-name="P10">- <text:span text:style-name="T52">chut calme-toi, ça va aller. La calma Jenna. Écoute-moi, je ne pense pas que le commandant ait demandé que je t’apprenne leur langue juste pour que tu ailles servir les autres mâles. À mon avis tu l’as assez intrigué pour qu’il en veuille plus de toi. Tu n’as pas vu comment tous les hommes se tenaient loin de toi aujourd’hui ? Aucun ne t’a regardé trop longtemps. Tu portes la marque et l’odeur du commandant.</text:span></text:p>
      <text:p text:style-name="P10">- <text:span text:style-name="T52">Il veut encore me coincée sous lui tu crois ?</text:span></text:p>
      <text:p text:style-name="P10">- <text:span text:style-name="T52">Je pense oui. Tu dois apprendre leur langue et tu pourras lui demander toi-même.</text:span></text:p>
      <text:p text:style-name="P10"/>
      <text:p text:style-name="P10"><text:tab/><text:span text:style-name="T52">C’est ainsi qu’elle passa sa journée à apprendre l’alphabet et quelques mots dans la langue du commandant. Quand les autres revinrent des champs et qu’un mâle s’approcha d’elle, Elena se leva, regarda Jenna avant de suivre le monstre qui l’emmena vers l’étage où elle se retrouva avec de jolies femelles de toutes origines. Elles étaient en train de discuter en riant alors qu’elles se préparaient gaiement. Certaines tournèrent la tête vers elles et la jaugèrent alors que son gardien échangeait avec une grande rousse légèrement vêtue. Avec sa robe près du corps et pieds chaussés d’escarpins, Elena se sentit tellement minable en comparaison. Le mâle s’éclipsa et la femme se tourna vers Elena avec un rictus </text:span><text:span text:style-name="T53">sur ses lèvres rouges.</text:span></text:p>
      <text:p text:style-name="P10"/>
      <text:p text:style-name="P10">- <text:span text:style-name="T53">Tu es la nouvelle il paraît. Lui dit-elle.</text:span></text:p>
      <text:p text:style-name="P10">- <text:span text:style-name="T53">Il paraît.</text:span></text:p>
      <text:p text:style-name="P10">- <text:span text:style-name="T53">Tu es dans un sale état et tu pue le sperme. Va te laver et récure-toi bien surtout.</text:span></text:p>
      <text:p text:style-name="P10"/>
      <text:p text:style-name="P10"><text:tab/><text:span text:style-name="T53">Elena </text:span><text:span text:style-name="T54">fut poussée dans les douches et la femmes rousse la frotta avec un gant qui râpa sa peau et fit brûler ses hématomes. Puis Elena se sécha et enfila la tenue de service, un simple bandeau de tissu qui la couvrait du haut de ses seins jusqu’à ses cuisses. </text:span></text:p>
      <text:p text:style-name="P10"/>
      <text:p text:style-name="P10">- <text:span text:style-name="T54">Mets ça aussi. Lui ordonna la femme en lui tendant des chaussures hautes.</text:span></text:p>
      <text:p text:style-name="P10">- <text:span text:style-name="T54">Hors de question. Refusa Elena en secouant la tête. Je me suis laissée habillée comme une putain et c’est hors de question que je mette ces échasses !</text:span></text:p>
      <text:p text:style-name="P10"><text:soft-page-break/>- <text:span text:style-name="T54">Mais tu es une putain, sinon tu ne seras pas ici ! Grogna la rousse avec rictus. Si tu préfère marcher pieds nus c’est comme tu veux mais je ne veux pas entendre de geignements. Si tu fais mal ton boulot, c’est moi qui trinque alors si ça arrive, je ferais de ta vie un enfer !</text:span></text:p>
      <text:p text:style-name="P12">Maintenant grouille-toi, on est déjà suffisamment en retard.</text:p>
      <text:p text:style-name="P12"/>
      <text:p text:style-name="P12"><text:tab/><text:span text:style-name="T55">Elena la suivit, l’air résigné à survivre le plus longtemps possible en espérant avoir une opportunité pour sortir de cet endroit maudit. Dans son clan, on ne gardait pas de prisonniers, tout ennemi pris sur le territoire était tué sur le champ et pendu aux portes de l’entrée principale du clan. Elena observa ses ennemis vautrés dans des canapés, dans des fauteuils, à tripoter des filles ou à boire. Elle secoua la tête quand elle vit carrément un mâle besogner une femme par derrière, grognant comme un animal alors qu’elle semblait prête à jouir à même la table sur laquelle elle était penchée.</text:span></text:p>
      <text:p text:style-name="P12"/>
      <text:p text:style-name="P12">- <text:span text:style-name="T56">Tu ne feras pas cette tête quand un guerrier te penchera sur une table. Ricana la rousse en avançant.</text:span></text:p>
      <text:p text:style-name="P12">- <text:span text:style-name="T56">Où est-ce que tu m’emmène ? Demanda Elena alors qu’elles se trouvaient dans un couloir étroit</text:span></text:p>
      <text:p text:style-name="P12">- <text:span text:style-name="T56">Le commandant a ordonné qu’on t’amène dans la grande salle. Tu apprendras mieux ton travail là-bas.</text:span></text:p>
      <text:p text:style-name="P12">- <text:span text:style-name="T56">Je ne vais pas me laisser baiser par ces sauvages.</text:span></text:p>
      <text:p text:style-name="P12">- <text:span text:style-name="T56">Tu n’auras pas le choix ma petite ! Tu y trouveras ton compte t’en fais pas… Nous avons de plus beaux appartements que les esclaves des champs.</text:span></text:p>
      <text:p text:style-name="P12"/>
      <text:p text:style-name="P12"><text:tab/><text:span text:style-name="T56">Un groupe de mâles croisèrent leur chemin et ils regardèrent Elena comme si elle était un morceau de viande. Puis les narines se dilatèrent et ils détournèrent les yeux avant de filer. Elena fronça les sourcils mais n’eut pas le temps d’y réfléchir, la rousse ouvrit la porte et elles entrèrent dans une grande salle. Une scène au centre, des filles dansaient lascivement, </text:span><text:span text:style-name="T57">des mâles tout autour, buvaient en poussant des meuglements, ils étaient excités, Elena le sentit, se souvint comment le commandant l’avait prise encore et encore quelques heures auparavant. Son attention fut détournée, son ventre se serra dangereusement et elle tourna la tête instinctivement sur sa droite. Il était là, vautré dans un large canapé, une fille à cheval sur cuisses. Il fixait Elena de ses yeux brillants, l’air encore plus glacial que la veille. Il avait l’air furieux quand il balança la filles dans les coussins et qu’il se leva pour aller vers les deux femelles.</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soft-page-break/>Chapitre 4</text:p>
      <text:p text:style-name="P13"/>
      <text:p text:style-name="P13"><text:tab/><text:span text:style-name="T58">Après une journée à patrouiller et à repousser les groupes d’ennemis de son territoire, Conrad rentra se doucher avant de rejoindre l’étage des putains. Il s’effondra dans son canapé privé, faisant face à la scène où des esclaves dansaient. Damir était installé en face de lui, une fille en train de le chevaucher lentement, montant et s’abaissant sur son second en poussant de doux râles de plaisir. Conrad se prit à imaginer sa petite souris faire pareil sur sa queue, lui sourire comme la blonde souriait à son second, la béatitude sur ses traits en prenant son plaisir autant qu’elle en donnerait. Conrad secoua la tête </text:span><text:span text:style-name="T59">et revint sur terre quand une putain glissa sur ses cuisses et commença à se frotter à lui. Le nez dans son cou, la femelle racla ses dents sur sa peau mais Conrad avait son attention rivé sur une autre femelle qui venait d’apparaître. La petite blonde qu’il avait passé des heures à baiser venait d’entrer dans la salle, le regard désapprobateur alors qu’elle promenait ses yeux sur les filles qui dansaient. </text:span></text:p>
      <text:p text:style-name="P13"/>
      <text:p text:style-name="P13">- <text:span text:style-name="T59">Ta petite protégée ressemble à toutes les putains Conrad. Lui fit remarquer Damir qui avait retourné la fille entre temps pour planter son crochet en elle. Je croyais que tu voulais la garder pour toi ?</text:span></text:p>
      <text:p text:style-name="P13">- <text:span text:style-name="T59">c’est le cas.</text:span></text:p>
      <text:p text:style-name="P13"/>
      <text:p text:style-name="P13"><text:tab/><text:span text:style-name="T59">La petite femelle tourna la tête vers lui et se figea, ses yeux s’ouvrirent de surprise et Conrad se leva, virant la putain qui poussa une plainte mauvaise. Le géant traversa la distance qui le séparait des deux femelles d’un pas furibond. La fureur émanant de tout son corps, il contempla le corps peu vêtu de sa captive.</text:span></text:p>
      <text:p text:style-name="P13"/>
      <text:p text:style-name="P13">- <text:span text:style-name="T60">Qu’est-ce que c’est que ça ? Demanda-t-il à la femelle rousse qui l’accompagnait.</text:span></text:p>
      <text:p text:style-name="P13">- <text:span text:style-name="T60">Quoi donc ?</text:span></text:p>
      <text:p text:style-name="P13">- <text:span text:style-name="T60">Ne joue pas avec moi Savannah ! S’exclama Conrad furieux. Pourquoi est-ce qu’elle est habillée comme une putain ?</text:span></text:p>
      <text:p text:style-name="P13">- <text:span text:style-name="T60">On m’a dit que c’était la nouvelle. Répondit la femelle nerveuse. Je n’ai fait que la préparée comme on me l’a demandé.</text:span></text:p>
      <text:p text:style-name="P13">- <text:span text:style-name="T60">On ne t’as pas demandé de la faire passer pour une putain, on t’avait dit qu’il fallait qu’elle me soit amenée ! Dit-il en tournant les yeux sur la petite blonde qui mordillait sa lèvre. Si un mâle avait décidé de la prendre, je t’aurais tué Savannah. Tu as compris ?</text:span></text:p>
      <text:p text:style-name="P13">- <text:span text:style-name="T60">Oui commandant, ça ne se reproduira plus.</text:span></text:p>
      <text:p text:style-name="P13">- <text:span text:style-name="T60">Maintenant dégage, va faire ton boulot.</text:span></text:p>
      <text:p text:style-name="P13"/>
      <text:p text:style-name="P13"><text:tab/><text:span text:style-name="T60">La rousse détala et la petite femelle la regarda avec un froncement de sourcils. Elle n’avait pas l’air ravi du départ précipité de Savannah. </text:span><text:span text:style-name="T61">Conrad gronda et sa captive le regarda de ses yeux turquoises, son mécontentement visible sur son visage. Elle lui parla mais il ne compris pas un seul mot.</text:span></text:p>
      <text:p text:style-name="P13"/>
      <text:p text:style-name="P13">- <text:span text:style-name="T61">Ta journée a-t-elle été reposante ma petite souris ? Lui demanda-t-il en effleurant sa joue du dos de sa main.</text:span></text:p>
      <text:p text:style-name="P13"/>
      <text:p text:style-name="P13"><text:tab/><text:span text:style-name="T61">La femelle le repoussa et elle tendit la main vers la rousse qui virevoltait d’un mâle à l’autre un peu plus loin. Conrad compris la question, elle se demandait pourquoi Savannah était partie aussi vite.</text:span></text:p>
      <text:p text:style-name="P13"/>
      <text:p text:style-name="P13">- <text:span text:style-name="T61">Savannah n’a pas obéit aux ordres, elle t’a mise dans une mauvaise position.</text:span></text:p>
      <text:p text:style-name="P13">- <text:span text:style-name="T61">Pas de mal ? Lui demanda-t-elle dans </text:span><text:span text:style-name="T62">la langue de Conrad.</text:span></text:p>
      <text:p text:style-name="P13">- <text:span text:style-name="T62">Non, elle ne sera pas punie. Répondit-il en la poussant vers son canapé.</text:span></text:p>
      <text:p text:style-name="P13"/>
      <text:p text:style-name="P13"><text:soft-page-break/><text:tab/><text:span text:style-name="T62">Damir avait fini de s’accoupler avec sa putain et cette dernière était partie vers un autre mâle. Le second de Conrad était en train de boire en regardant les esclaves danser.</text:span></text:p>
      <text:p text:style-name="P8"/>
      <text:p text:style-name="P8">- <text:span text:style-name="T62">Ta femelle a l’air un peu perdue. Constata Damir quand elle resta debout et il lui parla dans sa langue. Elle est aussi perdue que moi Conrad. Que compte-tu faire d’elle ?</text:span></text:p>
      <text:p text:style-name="P8"/>
      <text:p text:style-name="P8"><text:tab/><text:span text:style-name="T63">Conrad soupira et attrapa sa souris qui couina quand il la percha sur ses genoux. Il la mit de façon à voir son joli visage, il caressa la peau douce de sa cuisse, traçant les marques qu’il y avait laissé.</text:span></text:p>
      <text:p text:style-name="P8"/>
      <text:p text:style-name="P8">- <text:span text:style-name="T63">Cette femelle est très intrigante. Répondit-il en regardant son second. Elle réagit à ma queue comme si elle était l’une des nôtres.</text:span></text:p>
      <text:p text:style-name="P8">- <text:span text:style-name="T63">On l’a trouvé sur le secteur nord avec une autre captive. Malheureusement, cette dernière est morte après une rencontre un peu sportive avec Leive, il y a quelques nuits.</text:span></text:p>
      <text:p text:style-name="P8">- <text:span text:style-name="T63">Maudit Leive. Gronda Conrad de nouveau furieux.</text:span></text:p>
      <text:p text:style-name="P8">- <text:span text:style-name="T64">Comme tu dis, il est trop brutal avec les putains, il en tue plusieurs par mois.</text:span></text:p>
      <text:p text:style-name="P8">- <text:span text:style-name="T64">Peut-être que lui couper les couilles le calmerait un peu.</text:span></text:p>
      <text:p text:style-name="P8">- <text:span text:style-name="T64">C’est un bon guerrier.</text:span></text:p>
      <text:p text:style-name="P8">- <text:span text:style-name="T64">c’est vrai. Alors privons-le des chattes, il n’aura qu’à se servir de sa main pour le reste du mois.</text:span></text:p>
      <text:p text:style-name="P8">- <text:span text:style-name="T64">Il sera furieux. Lui lança Damir en regardant brièvement la femelle tranquille sur les genoux du commandant. Il pourrait devenir plus violent encore quand il sera de nouveau en mesure de se taper une putain.</text:span></text:p>
      <text:p text:style-name="P8">- <text:span text:style-name="T64">Alors il baisera devant des témoins, je ne veux plus de débordements de sa part. Sinon il sera castré.</text:span></text:p>
      <text:p text:style-name="P8">- <text:span text:style-name="T64">Bien commandant. Acquiesça Damir en regardant la scène où les filles dansaient. Les esprits vont bientôt s’échauffer, tu devrais emmener la filles si tu ne veux pas brûler ses rétines.</text:span></text:p>
      <text:p text:style-name="P8"/>
      <text:p text:style-name="P8"><text:tab/><text:span text:style-name="T64">Il se leva et quitta la zone réservée pour aller se mêler aux corps de plus en plus nombreux. Conrad put se concentrer sur sa captive qui regardait tout ce qu’il se passait aux alentours.</text:span></text:p>
      <text:p text:style-name="P8"/>
      <text:p text:style-name="P8">- <text:span text:style-name="T64">Ma souris ne m’a toujours pas donné son prénom. Dit-il et la femelle le regarda. Ton nom.</text:span></text:p>
      <text:p text:style-name="P8">- <text:span text:style-name="T64">Elena. Répondit-elle après quelques secondes.</text:span></text:p>
      <text:p text:style-name="P8">- <text:span text:style-name="T64">Elena. Ronronna-t-il en passant son pouce sur sa bouche entrouverte. Tu as appris quelques mots aujourd’hui, je suis content.</text:span></text:p>
      <text:p text:style-name="P8"/>
      <text:p text:style-name="P8"><text:tab/><text:span text:style-name="T65">La musique qui résonnait doucement se mit à battre plus fort. Elena regarda et Conrad vit ses yeux s’écarquiller en voyant tous les corps se mélanger au niveau de la scène. Les mâles montaient les femelles devant tout le monde et certaines étaient partagées entre plusieurs mâles. Il ne voyait absolument pas sa petite souris au milieu de ce ko, elle serait tuée à coup sûr et il n’était pas prêt à la laisser entre les mains d’autres hommes que lui. Il commença à masser et à tirer sur ses cheveux doucement pour la détendre. La peur qu’il sentait en elle n’avait pas sa place et il prit son temps pour dénouer ses muscles, la rendant douce et docile. </text:span><text:span text:style-name="T66">Ayant trouvé so point faible juste au niveau de la nuque, il regarda ses yeux rouler dans leur orbite alors qu’il tirait sur ses cheveux et massait </text:span><text:span text:style-name="T65"><text:s/></text:span><text:span text:style-name="T66">sa peau dans son cou. Il essayait encore de déterminer si elle jouait la comédie ou non mais la douce effluve de son excitation monta au nez du commandant. Défaisant son pantalon pour sortir sa queue, il eut juste à écarter les cuisses de la femelle. Il souleva son petit corps et l’abaissa sur sa queue dressée. Elena ouvrit grand les yeux, elle le regarda, choquée par l’intrusion du mâle dans sa chatte. Une fois enfoncé jusqu’à la garde, il reprit ses caresses, massa son cuir chevelu, tira encore sur ses cheveux. Infiniment patient, </text:span><text:span text:style-name="T67">il attendit qu’elle se décrispe une nouvelle fois, acceptant sa queue en elle et qu’elle vienne chercher son plaisir. Elle ne bougea pas, si bien que Conrad dut la faire bouger sur lui.</text:span></text:p>
      <text:p text:style-name="P8"/>
      <text:p text:style-name="P8"><text:soft-page-break/>- <text:span text:style-name="T67">C’est ça ma jolie. Gronda-t-il quand elle gémit en se mordant la lèvre. Prends-moi en toi comme ça.</text:span></text:p>
      <text:p text:style-name="P8"/>
      <text:p text:style-name="P8"><text:tab/><text:span text:style-name="T68">Quand sa souris commença à remuer ses hanches, il saisit ses cheveux pour tirer sa tête en arrière. Conrad regarda ses pupilles comme elles se dilataient jusqu’à ne laisser qu’un mince anneau turquoise, le noir grignotant tout le bleu de ses yeux. Il gronda son approbation quand la femelle passa ses bras autour de son cou pour se soutenir. Installée en travers de ses genoux, il lui était impossible de se cacher et Conrad vit tout ce qu’elle ressentait. Les dizaines d’émotions passaient à travers son regard et même loin comme elle était, il vit la peur, la colère, la haine, la fureur, puis la passion et enfin le sourire sur ses lèvres lui appris qu’elle était désormais loin. Il put la retourner, plaquer son dos contre son torse. </text:span><text:span text:style-name="T69">La prenant à la gorge, il la fit rebondir sur sa queue et il la sentit se resserrer autour de lui. Il la pilonna plus fort, atteignant son propre orgasme, son crochet se plantant profondément en elle au moment où elle émit un gargouillis étranglé en jouissant à son tour. Conrad fit tout pour prolonger le plaisir de la femelle, il frotta son clitoris, suça la peau de son épaule et de son cou, il pinça ses petits tétons roses et il écouta les geignements et les plaintes qu’elle émit. Il s’en délecta un long moment avant de faire cesser l’orgasme monstrueux qui avait </text:span><text:span text:style-name="T70">fait </text:span><text:span text:style-name="T69">crié sa petite souris. Elena ne remua pas, elle était bien trop épuisée pour ça. Conrad pouvait voir sa queue et son sperme faire saillie dans le ventre creux de la femelle et il se surpris à l’imaginer pleine de son enfant. Son ventre rond et ses seins lourds, son sourire alors qu’elle l’accueillerait dans leurs appartements qu’elle aurait décoré. Conrad secoua la tête, il ne pourrait pas engrosser cette femelle, elle n’avait pas le même ADN, ils ne venaient pas du même clan. Voilà pourquoi cet étage existait, ses hommes et lui pouvaient baiser et planter leur crochet dans des femelles qui ne risquaient pas tomber enceinte.</text:span></text:p>
      <text:p text:style-name="P8"/>
      <text:p text:style-name="P14">- <text:span text:style-name="T69">Je devrais te tuer pour oser faire dériver mes pensées de la sorte. Murmura Conrad à l’oreille d’Elena. Je voudrais comprendre pourquoi je ne peux pas me repaître de ton corps et pourquoi je veux être tout le temps plongé entre tes cuisses. Me diras-tu tes secrets un jour Elena ?</text:span></text:p>
      <text:p text:style-name="P14"/>
      <text:p text:style-name="P14"><text:span text:style-name="T69"><text:tab/>La blonde lui jeta un regard épuisé et en même temps interrogateur, mais Conrad n’essaya pas de lui faire comprendre. Il attendit juste que son crochet se défasse et que sa queue retombe mollement, libérant le flot de sperme qui s’écoula sur le canapé et sur le sol. </text:span><text:span text:style-name="T70">Puis il la ramena dans ses quartiers pour la baiser encore et encore, il ne laissa pas dormir plus d’une heure ou deux. À peine son crochet défait qu’il la prenait encore, trempant encore les draps, la faisant pleurer et supplier. Il la recouvrit de leurs fluides, déposa son odeur sur elle et en elle. Elle avait arrêté de se débattre et elle l’accueillait même avec un sourire alors qu’il la retournait pour la baiser toujours plus fort. Puis épuisé, il avait fini par sombrer dans le sommeil, la femelle comblée et blottie au creux de son flanc.</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xt:soft-page-break/>Chapitre 5</text:p>
      <text:p text:style-name="P15"/>
      <text:p text:style-name="P15"><text:tab/>Le mois qui suivit parût durer une éternité à Elena. Elle apprenait de mieux en mieux la langue de ses ennemis, Jenna ne la lâchait pas. Elles passaient leurs journées à travailler les mots, la construction des phrases. La jeune femme commençait à comprendre les hommes qui parlaient autour d’elle. Elle arrivait à capter des conversations quand elle était à l’étage des putains avec le commandant. Damir conversait de temps en temps avec mais Conrad ne supportait pas que l’attention d’Elena ne soit plus concentrée sur lui. Alors il grognait, soulevait se robe et il la baisait devant son second. Au début elle avait été mortifiée, elle avait essayé de repousser le mâle et il l’avait presque brisé en deux quand il l’avait prise violemment à même le sol du salon privé. Ça avait été la seule punition qu’il lui avait donné, lui refusant l’orgasme alors qu’elle était si proche. Il s’était retiré d’elle et l’avait forcé à le sucer devant le second. Il avait jouit dans sa bouche en la maintenant par les cheveux, sa queue enfoncée dans sa gorge. Elena s’était sentie humiliée mais elle n’avait pas recommencé.</text:p>
      <text:p text:style-name="P15"/>
      <text:p text:style-name="P15">- Tu dois toujours faire en sorte qu’il soit satisfait. Lui avait dit Jenna le lendemain. Attiser la colère du commandant n’est pas une bonne chose à faire.</text:p>
      <text:p text:style-name="P15">- Me laissera-t-il un jour ? Lui avait-elle demandé une autre fois.</text:p>
      <text:p text:style-name="P15">- Je ne peux pas te répondre. Avait-elle dit. C’est la première fois qu’il agit comme ça.</text:p>
      <text:p text:style-name="P15"/>
      <text:p text:style-name="P15"><text:tab/>Elena voyait sa liberté s’éloigner de plus en plus. Et elle n’était même plus vraiment sûre de vouloir s’en aller. Cela faisait plusieurs jours qu’elle n’avait pas vu Conrad, il était partit chasser et n’était toujours pas rentré. <text:span text:style-name="T71">Il lui manquait et Elena sentit la nausée l’envahir, elle s’attachait au monstre qui l’avait volé et qui la maintenait captive. Encore une journée passée dans le quartier des esclaves à échanger ses devoirs avec Jenna, Elena devenait folle enfermée dans le noir.</text:span></text:p>
      <text:p text:style-name="P15"/>
      <text:p text:style-name="P15">- <text:span text:style-name="T71">Tu as fait d’énormes progrès ! S’exclama son ami et Elena haussa les épaules.</text:span></text:p>
      <text:p text:style-name="P15">- <text:span text:style-name="T71">Bof, je me débrouille.</text:span></text:p>
      <text:p text:style-name="P15">- <text:span text:style-name="T71">Bof ? Tu viens de comprendre et de me répondre ! Je pense que tu peux te débrouiller sans moi maintenant.</text:span></text:p>
      <text:p text:style-name="P15"/>
      <text:p text:style-name="P15"><text:tab/><text:span text:style-name="T71">Elena regarda son amie qui souriait tristement et elle se saisit de sa main pour la serrer.</text:span></text:p>
      <text:p text:style-name="P15"/>
      <text:p text:style-name="P15">- <text:span text:style-name="T71">Je vais demander à Conrad qu’il te retire du travail des champs. Lui dit-elle en parlant dans la langue de ses ennemis.</text:span></text:p>
      <text:p text:style-name="P15">- Et<text:span text:style-name="T71"> où crois-tu qu’il va m’envoyer hein ? Chez les putains ?</text:span></text:p>
      <text:p text:style-name="P16">- Ce n’est pas mieux que d’aller se tuer en plein soleil ? Tu aurais un lit plus confortable au moins !</text:p>
      <text:p text:style-name="P16">- Tu es la putain du commandant et tu n’es pas encore partagée avec les autres mâles. Lui lança-t-elle vivement. Tu penses connaître la situation des filles là-haut mais tu n’es pas comme elle<text:span text:style-name="T74">s </text:span>!</text:p>
      <text:p text:style-name="P16"/>
      <text:p text:style-name="P16"><text:tab/>Elena se sentit blessée et elle ne répondit rien, se contentant de rester dans le silence jusqu’à ce que les esclaves soient ramenés après leur journée épuisante. Puis Elena vit Damir qui lui fit <text:span text:style-name="T72">un signe </text:span><text:span text:style-name="T73">et elle se leva pour rejoindre le mâle.</text:span></text:p>
      <text:p text:style-name="P16"/>
      <text:p text:style-name="P16">- <text:span text:style-name="T73">Il est rentré ? Demanda-t-elle alors qu’il l’escortait dans les couloirs.</text:span></text:p>
      <text:p text:style-name="P16">- <text:span text:style-name="T73">Oui. Il a demandé à te voir. Lui répondit-il avec son fort accent. Il sera dur à gérer, j’espère que tu es prête.</text:span></text:p>
      <text:p text:style-name="P16">- <text:span text:style-name="T73">Pourquoi ?</text:span></text:p>
      <text:p text:style-name="P16">- <text:span text:style-name="T73">Il a été blessé pendant la chasse.</text:span></text:p>
      <text:p text:style-name="P16">- <text:span text:style-name="T73">Blessé ? Demanda-t-elle en lui saisissant le bras. Comment ?</text:span></text:p>
      <text:p text:style-name="P16">- <text:span text:style-name="T73">Tu verras. Grogna-t-il et il accéléra le pas vers les quartiers du commandant.</text:span></text:p>
      <text:p text:style-name="P16"/>
      <text:p text:style-name="P16"><text:soft-page-break/><text:tab/><text:span text:style-name="T73">Arrivés devant les doubles portes, Damir les ouvrit et Elena pénétra dans l’antre de la bête. Le cœur battant, elle le vit allongé sous ses couvertures et elle avança lentement. Il avait les yeux fermés, le teint blafard et des bandages sales recouvraient le haut de son torse.</text:span></text:p>
      <text:p text:style-name="P16"/>
      <text:p text:style-name="P16">- <text:span text:style-name="T74">Est-ce qu’il a été gravement blessé ? Demanda-t-elle à Damir qui se tenait derrière elle.</text:span></text:p>
      <text:p text:style-name="P16">- <text:span text:style-name="T74">Notre soigneuse a été tuée il y a de nombreuses années par ceux qui vivent au nord. Nous n’avons jamais retrouvé son corps et depuis nous nous sommes débrouillés comme nous avons pu. Les blessures sont sérieuses et à part limiter les infections, nous ne pouvons pas faire grand-chose de plus.</text:span></text:p>
      <text:p text:style-name="P16"/>
      <text:p text:style-name="P16"><text:tab/><text:span text:style-name="T74">Elena mordilla sa lèvre tout en s’approchant un peu plus du géant souffrant. Elle frôla la joue brûlante de Conrad du dos de la main et grimaça.</text:span></text:p>
      <text:p text:style-name="P16"/>
      <text:p text:style-name="P16">- <text:span text:style-name="T74">Il a beaucoup de fièvre. Dit-elle affligée </text:span><text:span text:style-name="T75">avant de prendre son pouls au creux de son poignet. Mais je peux le soigner.</text:span></text:p>
      <text:p text:style-name="P16">- <text:span text:style-name="T75">Toi tu peux faire ça ? Lui demanda Damir étrangement tendu.</text:span></text:p>
      <text:p text:style-name="P16">- <text:span text:style-name="T75">Ma mère était la guérisseuse de mon clan. Répondit Elena en s’asseyant au bord du lit. J’ai besoin de ciseaux, de tissu</text:span><text:span text:style-name="T78">s</text:span><text:span text:style-name="T75"> propre</text:span><text:span text:style-name="T78">s</text:span><text:span text:style-name="T75"> </text:span><text:span text:style-name="T76">et je vais </text:span><text:span text:style-name="T77">avoir besoin de muscles pour le bouger.</text:span></text:p>
      <text:p text:style-name="P16"/>
      <text:p text:style-name="P16"><text:tab/><text:span text:style-name="T77">Damir hocha la tête et il sortit de la chambre à grands pas. Elena se retrouva seule avec le commandant et elle se leva pour aller chercher une serviette pour soulager la fièvre du mâle. Elle s’assit près de lui et elle passa la serviette trempée d’eau froide sur son visage. Il poussa un grognement et sa grosse main se referma sur la hanche d’Elena, la rapprochant de lui. La jeune femme fredonna un air réconfortant tout en passant le linge humide sur la peau enfiévrée de Conrad. Puis Damir revint, accompagné de plusieurs hommes </text:span><text:span text:style-name="T78">et les bras chargés de tissus et d’ustensiles en tous genres qui furent posés sur la table. Elena se dégagea doucement et se dirigea vers les fournitures, en sélectionna quelques unes puis revint vers le commandant. Elle commença par couper les vieux bandages sales et l’odeur de putréfaction des plaies la firent craindre le pire.</text:span></text:p>
      <text:p text:style-name="P16"/>
      <text:p text:style-name="P16">- <text:span text:style-name="T78">Elles sont infectées. Dit-elle en allant chercher de l’eau chaude dans la salle de bain. Il faudrait que j’aille chercher des plantes pour soigner l’infection.</text:span></text:p>
      <text:p text:style-name="P16">- <text:span text:style-name="T78">Non. Gronda Damir en se plantant devant elle. Les esclaves ne sont pas autorisés à sortir de l’enceinte du camp.</text:span></text:p>
      <text:p text:style-name="P16">- <text:span text:style-name="T78">Alors votre commandant va mourir. Annonça-t-elle en le contournant pour retourner vers le blessé. Quel animal lui a fait ça ?</text:span></text:p>
      <text:p text:style-name="P16">- <text:span text:style-name="T78">Un puma était sur la même proie, Conrad a été pris par surprise par le fauve.</text:span></text:p>
      <text:p text:style-name="P16"/>
      <text:p text:style-name="P16"><text:tab/><text:span text:style-name="T78">Elena grimaça en imaginant la scène </text:span><text:span text:style-name="T79">dans sa tête. Il n’était jamais bon de se retrouver nez à nez avec un puma sauvage, son adversaire n’en sortant que rarement vivant. Pendant l’heure qui suivirent, les hommes bougèrent le mâle blessé pendant qu’Elena faisait l’inventaire de ses blessures et les nettoyait avec de l’eau chaude avant de remettre des bandages. Il fallait recoudre certaines plaies et Elena finit son travail exténuée après plusieurs heures de travail minutieux.</text:span></text:p>
      <text:p text:style-name="P16"/>
      <text:p text:style-name="P16">- <text:span text:style-name="T79">Je dois aller chercher ces plantes à l’extérieur. Dit-elle à Damir alors qu’elle se lavait les mains du sang du commandant. </text:span><text:span text:style-name="T80">Il va mourir si je ne soigne pas l’infection.</text:span></text:p>
      <text:p text:style-name="P16">- <text:span text:style-name="T80">Je dois y réfléchir.</text:span></text:p>
      <text:p text:style-name="P16">- <text:span text:style-name="T80">Nous n’avons pas le loisir de réfléchir ! S’exclama Elena. Il lui reste au mieux 48h avant de sombrer dans un coma profond puis il fera une septicémie et je ne pourrais plus rien pour lui. Je sais où poussent les plantes dont j’ai besoin, il me faut juste quelques heures.</text:span></text:p>
      <text:p text:style-name="P16"/>
      <text:p text:style-name="P16"><text:tab/><text:span text:style-name="T80">Le second pris une profonde inspiration avant de regarder son commandant et de hocher la tête. Il acceptait et Elena posa la main sur le bras musclé du mâle.</text:span></text:p>
      <text:p text:style-name="P16"><text:soft-page-break/></text:p>
      <text:p text:style-name="P16">- <text:span text:style-name="T80">Je promets de revenir vite. Dit-elle pour le rassurer.</text:span></text:p>
      <text:p text:style-name="P16">- <text:span text:style-name="T80">Tu as intérêt femelle ! Gronda-t-il en la fixant durement. Si tu t’enfuis, je te traquerai et je te tuerais c’est compris ?</text:span></text:p>
      <text:p text:style-name="P16">- <text:span text:style-name="T80">Oui j’ai compris.</text:span></text:p>
      <text:p text:style-name="P16"/>
      <text:p text:style-name="P16"><text:tab/><text:span text:style-name="T81">Elena se dépêcha de préparer un sac et Damir lui donna de quoi se chausser. Puis il assigna un mâle à sa protection et c’est ainsi qu’elle sortit pour la première fois depuis sa captivité. Elena avait rêvé de ce moment, elle aurait dû chercher à semer son gardien par tous les moyens mais au lieu de les diriger vers son chez elle, elle emmena son ennemi dans le lieu où elle récoltait habituellement ses plantes. Il faisait horriblement chaud et la sueur avait transformé sa robe épaisse en vrai serviette. Elena était trempée et elle rêvait de retrouver les quartiers sombres et frais du commandant. Elle était inquiète pour le mâle et elle faisait aussi vite qu’elle le pouvait.</text:span></text:p>
      <text:p text:style-name="P16"/>
      <text:p text:style-name="P16">- <text:span text:style-name="T82">Grouille-toi esclave ! S’exclama nerveusement son gardien. Nous ne sommes pas loin du clan des Skylers !</text:span></text:p>
      <text:p text:style-name="P16">- <text:span text:style-name="T82">Je sais. Se contenta de dire Elena en récoltant ses fleurs. Mais le commandant a besoin de beaucoup de choses et je connais l’endroit comme ma poche. Le clan ne sortira pas à cette heure de la journée… il fait bien trop chaud.</text:span></text:p>
      <text:p text:style-name="P16"/>
      <text:p text:style-name="P16"><text:tab/><text:span text:style-name="T82">Elena termina sa récolte et sur le retour, elle fit un détour par le bois pour récupérer de l’écorce et elle se sentit chanceuse en trouvant une ruche dans le creux d’un tronc mort. Son gardien la repoussa et il alla chercher ce dont elle avait besoin, ignorant les abeilles qui le piquaient. La nuit était tombée quand ils rentrèrent au village et Elena fut emmenée dans l’ancien local de la guérisseuse. Elle put se faire de la place et utiliser les ustensiles pour préparer ses remèdes. Elle y passa la nuit, toujours sous la surveillance d’un gardien. </text:span><text:span text:style-name="T83">Elle passa des heures à cuire, moudre, hacher, couper, brûler et mélanger les plantes. Elle était épuisée, elle se sentait horriblement sale et elle rêvait d’une douche mais ces petits plaisirs devraient attendre qu’elle ait donné ses mixtures au commandant. Conrad n’avait pas bougé quand Elena entra dans ses quartiers, mais la fièvre avait augmentée et tous les draps étaient trempés de sueur.</text:span></text:p>
      <text:p text:style-name="P16"/>
      <text:p text:style-name="P16">- <text:span text:style-name="T83">Il va falloir le tenir sans appuyer sur ses plaies. Dit-elle au second de Conrad. Il ne va pas apprécier ce que je vais lui faire.</text:span></text:p>
      <text:p text:style-name="P16"/>
      <text:p text:style-name="P16"><text:tab/><text:span text:style-name="T83">Damir hocha la tête et fit signe à ses hommes de tenir le commandant contre le lit. Elena découpé les pansements et elle appliqua le premier paume qui fit hurler le blessé. Il essaya de se débattre mais les hommes le tenaient fermement et la soigneuse fit son maximum pour aller vite. </text:span><text:span text:style-name="T84">Soigner les blessures était le plus difficile, lui faire ingérer son remède l’était beaucoup moins. </text:span></text:p>
      <text:p text:style-name="P16"/>
      <text:p text:style-name="P16">- <text:span text:style-name="T84">Maintenant nous devons attendre. Dit-elle en essuyant son front moite. Je lui redonnerai les médicaments dans 4 heures, puis il faudra changer les bandages dans les 2h suivantes. Nous en saurons plus à ce moment-là.</text:span></text:p>
      <text:p text:style-name="P16">- <text:span text:style-name="T84">On va te ramener dans les quartiers des esclaves. Lui annonça Damir.</text:span></text:p>
      <text:p text:style-name="P16">- <text:span text:style-name="T84">Laisse-moi rester auprès de lui. Lui demanda-t-elle et il fronça les sourcils en poussant un râle impatient.</text:span></text:p>
      <text:p text:style-name="P16">- <text:span text:style-name="T84">Tu teste mes limites esclave ! S’exclama-t-il vivement.</text:span></text:p>
      <text:p text:style-name="P16">- <text:span text:style-name="T84">Si la situation s’aggrave, je serais déjà là et je pourrais agir tout de suite que s’il fallait aller me chercher à l’autre bout des couloirs !</text:span></text:p>
      <text:p text:style-name="P16"/>
      <text:p text:style-name="P16"><text:tab/><text:span text:style-name="T84">Damir grogna mais il sortit avec les autres mâles, la laissant seule avec le commandant blessé. Elena entendit le verrou qui était tiré et elle se dirigea vers la salle de bain où elle put prendre sa douche, lavant son corps de la crasse et de la sueur avant de retourner dans la chambre. </text:span><text:soft-page-break/><text:span text:style-name="T84">Elle passa un pull qui traînait et elle renifla l’odeur réconfortante de Conrad. Elle passa encore du temps à passer une serviette fraîche sur le corps transpirant du commandant, puis elle finit par se coucher à ses côtés. Elle se cala contre son flanc </text:span><text:span text:style-name="T85">et s’endormit au son de la respiration du mâle. Les jours qui suivirent se ressemblaient et Elena ne compta pas les heures qu’elle passa au chevet de celui qu’elle avait considéré comme son ennemi. Elle avait souvent pris sa main en priant pour qu’il se rétablisse, elle avait caressé son visage et son bras, </text:span><text:span text:style-name="T86">fredonna des airs que sa mère lui chantait quand elle était malade. Conrad avait tourné son visage vers elle et il avait semblé apaisé, serein en entendant le son de sa voix. </text:span><text:span text:style-name="T87">Ce n’était qu’une question de temps pour que le commandant guérisse, la fièvre tombait doucement et Elena put dormir plus sereinement.</text:span></text:p>
      <text:p text:style-name="P16"/>
      <text:p text:style-name="P16"><text:tab/><text:span text:style-name="T87">Quand Conrad revint à lui cette nuit-là, il se sentit faible et épuisé mais son corps ne le faisait plus souffrir comme ces derniers jours. Il n’avait pas eu conscience de grand-chose mais il avait aimé entendre sa petite captive chanter pour lui. Il sentait sa douce chaleur contre son flanc </text:span><text:span text:style-name="T88">et quand il ouvrit les yeux, il la vit le nez collé contre son bras nu. La faible lumière venant de la salle de bain éclairait les traits délicats d’</text:span><text:span text:style-name="T89">Elena et Conrad remercia les dieux de lui accorder encore du temps avec cette créature mystérieuse. </text:span><text:span text:style-name="T90">Tendant son bras, il effleura son front de ses doigts et il sourit presque en voyant le front de la femelle se plisser. Ses paupières papillonnèrent et Conrad vit ses beaux yeux turquoises se poser sur lui. </text:span><text:span text:style-name="T91">Elle se redressa subitement au-dessus de lui et toucha son visage à plusieurs endroits, s’assurant que la fièvre était tombée. Elle souleva quelques pansements et soupira en voyant les plaies saines et propres.</text:span></text:p>
      <text:p text:style-name="P16"/>
      <text:p text:style-name="P16">- <text:span text:style-name="T91">Tu guéris bien. Lui dit-elle et il comprit ses mots.</text:span></text:p>
      <text:p text:style-name="P16">- <text:span text:style-name="T91">Tu parles ma langue. Gronda-t-il d’une voix rauque.</text:span></text:p>
      <text:p text:style-name="P16">- <text:span text:style-name="T91">Jenna m’apprends.</text:span></text:p>
      <text:p text:style-name="P16">- <text:span text:style-name="T91">C’est bien, j’en suis content.</text:span></text:p>
      <text:p text:style-name="P16"/>
      <text:p text:style-name="P16"><text:tab/><text:span text:style-name="T91">Elena quitta le lit pour aller vers la table et elle apporta de quoi manger et boire. </text:span><text:span text:style-name="T92">Conrad ne se fit pas prier et il vida le contenu du plateau pendant qu’Elena </text:span><text:span text:style-name="T93">préparait son matériel près de lui. Elle défit les bandages, nettoya les plaies, appliqua encore son baume qui fit grogner le mâle.</text:span></text:p>
      <text:p text:style-name="P16"/>
      <text:p text:style-name="P16">- <text:span text:style-name="T94">Je suis désolée. S’excusa-t-elle en faisant de nouveaux pansements.</text:span></text:p>
      <text:p text:style-name="P16">- <text:span text:style-name="T95">Pourquoi t’excuser de me soigner ?</text:span></text:p>
      <text:p text:style-name="P16">- <text:span text:style-name="T95">Je ne sais pas. Dit-elle en mettant les vieux pansements à la poubelle. Je n’aime pas faire mal… </text:span><text:span text:style-name="T96">je suppose.</text:span></text:p>
      <text:p text:style-name="P16"/>
      <text:p text:style-name="P16"><text:tab/><text:span text:style-name="T96">Conrad se rallongea lentement dans le lit, observant la femelle ranger tout son matériel et reposer le plateau vide sur la table. </text:span><text:span text:style-name="T97">Ses cheveux blonds étaient rassemblés au sommet de sa tête et elle portait l’un de ses pulls qui la faisait paraître encore plus petite. Un coup à la porte, puis elle s’ouvrit sur Damir qui entra. Conrad sentit le soulagement </text:span><text:span text:style-name="T98">envahir son second mais ce dernier ne se jeta pas sur lui pour le serrer.</text:span></text:p>
      <text:p text:style-name="P16"/>
      <text:p text:style-name="P16">- <text:span text:style-name="T98">Je suis heureux de voir que tu es enfin réveillé commandant. Dit-il en s’arrêtant à quelques pas de lui.</text:span></text:p>
      <text:p text:style-name="P16">- <text:span text:style-name="T98">A quel point c’était grave ? Demanda Conrad alors qu’Elena s’éclipsait dans la salle de bain.</text:span></text:p>
      <text:p text:style-name="P16">- <text:span text:style-name="T98">Tu serais mort sans elle mon frère. Merde elle t’a ressuscité Conrad ! Tu étais très mal en point et elle a réussi à te rendre la santé !</text:span></text:p>
      <text:p text:style-name="P16">- <text:span text:style-name="T98">Une vraie guérisseuse. Constata le mâle en fixant l’entrée de la salle de bain. </text:span><text:span text:style-name="T99">Qui aurait cru que nous trouverions une guérisseuse perdue dans la nature ?</text:span></text:p>
      <text:p text:style-name="P16">- <text:span text:style-name="T99">Je trouve ça bizarre, je ne pense pas qu’elle vivait en reclus </text:span><text:span text:style-name="T100">ou seule au milieu des ruines.</text:span></text:p>
      <text:p text:style-name="P16">- <text:span text:style-name="T100">Où a-t-elle été trouvée déjà ?</text:span></text:p>
      <text:p text:style-name="P16">- <text:span text:style-name="T100">Aux abords de l’ancienne ville, sur les remparts ouest.</text:span></text:p>
      <text:p text:style-name="P16">- <text:span text:style-name="T100">Tu crois que c’est une Skylers ? Demanda le commandant durement.</text:span></text:p>
      <text:p text:style-name="P16"><text:soft-page-break/>- <text:span text:style-name="T100">Peut-être. Répondit Damir au moment où Elena sortait. Je la ramène ?</text:span></text:p>
      <text:p text:style-name="P16">- <text:span text:style-name="T100">Non. Elena va rester avec moi désormais.</text:span></text:p>
      <text:p text:style-name="P16">- <text:span text:style-name="T100">Comme tu veux commandant. Acquiesça le mâle en lui tendant son bras. Nous sommes soulagés que tu ailles mieux, je te verrais demain.</text:span></text:p>
      <text:p text:style-name="P16"/>
      <text:p text:style-name="P16"><text:tab/><text:span text:style-name="T100">Conrad serra l’avant-bras de son second, puis le mâle quitta la chambre, laissant de nouveau le couple seul. </text:span><text:span text:style-name="T101">Elena resta à fixer la porte de la chambre comme si elle pensait que le mâle allait revenir.</text:span></text:p>
      <text:p text:style-name="P16"/>
      <text:p text:style-name="P16">- <text:span text:style-name="T101">Tu veux que je rappelle Damir ? Lui demanda Conrad d’un ton jaloux. Tu en pinces pour le beau second du commandant ?</text:span></text:p>
      <text:p text:style-name="P16">- T<text:span text:style-name="T101">u en pinces ? Répéta la jolie blonde en penchant la tête sur le côté. Je ne comprends pas.</text:span></text:p>
      <text:p text:style-name="P16">- <text:span text:style-name="T101">Tu veux qu’il te baise ?</text:span></text:p>
      <text:p text:style-name="P16">- <text:span text:style-name="T101">Bien sûr que non ! S’exclama Elena avec un froncement de nez qui fit rire le géant. Il est insupportable et grossier, en plus il ne m’aime pas.</text:span></text:p>
      <text:p text:style-name="P16">- <text:span text:style-name="T101">Viens t’allonger dans le lit.</text:span></text:p>
      <text:p text:style-name="P16"/>
      <text:p text:style-name="P16"><text:tab/><text:span text:style-name="T101">Elena grimpa sur le matelas puis elle s’assit en tailleur face à Conrad qui s’était rallongé contre ses oreillers. Se sentant encore faible, il lutta contre le sommeil qui l’emportait déjà.</text:span></text:p>
      <text:p text:style-name="P16"/>
      <text:p text:style-name="P16">- <text:span text:style-name="T101">Lutte pas. Lui dit la femelle. </text:span><text:span text:style-name="T102">Je mis la tisane pour dormir.</text:span></text:p>
      <text:p text:style-name="P16">- <text:span text:style-name="T102">Tu m’as drogué ! S’insurgea-t-il presque hors de lui.</text:span></text:p>
      <text:p text:style-name="P16">- <text:span text:style-name="T102">Pff non, juste pour détendre. Dormir maintenant.</text:span></text:p>
      <text:p text:style-name="P16"/>
      <text:p text:style-name="P16"><text:tab/><text:span text:style-name="T102">Conrad ferma les yeux les s’endormit, il ne rêva pas mais son corps repris des forces et ses blessures se fermèrent encore un peu plus.</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text:soft-page-break/>Chapitre 6</text:p>
      <text:p text:style-name="P18"/>
      <text:p text:style-name="P18"><text:tab/>Les jours qui suivirent se ressemblèrent, Elena <text:span text:style-name="T103">se réveillait toujours au creu</text:span><text:span text:style-name="T104">x du corps de Conrad, ce dernier enroulé autour d’elle comme un serpent. Elle avait appris à aimer sentir le poids du géant sur elle, il chassait les cauchemars et elle dormait mieux que jamais auparavant. La journée commençait toujours par le nettoyage des plaies du commandant, puis ils se rendait à la douche et elle essuyait </text:span><text:span text:style-name="T105">les blessures jusqu’à ce qu’elles soient sèches. Ce matin-là, Elena put enlever les fils des sutures. </text:span><text:span text:style-name="T106">Conrad avait bien cicatrisé et le commandant allait pouvoir reprendre ses activités progressivement. Elle posa un pot sur la table et le désigna au mâle qui s’était approché pour regarder ce qu’elle faisait.</text:span></text:p>
      <text:p text:style-name="P18"/>
      <text:p text:style-name="P18">- <text:span text:style-name="T106">Pour mettre sur les cicatrices. Dit-elle en le regardant. Après la douche, avant le couché.</text:span></text:p>
      <text:p text:style-name="P18">- <text:span text:style-name="T106">Pourquoi me le dire ma petite ? Demanda le géant en posant sa grande main sur la nuque de la femelle. Tu seras là pour prendre soin de mes blessures.</text:span></text:p>
      <text:p text:style-name="P18">- <text:span text:style-name="T106">Je ne retourne pas dans le quartier des esclaves ?</text:span></text:p>
      <text:p text:style-name="P18">- <text:span text:style-name="T106">Une guérisseuse n’a rien a faire chez les esclaves.</text:span></text:p>
      <text:p text:style-name="P18"/>
      <text:p text:style-name="P18"><text:tab/><text:span text:style-name="T107">Elena pencha la tête sur le côté, observant le mâle qui caressait toujours sa nuque du pouce. Son toucher était agréable mais elle ne devait pas oublier qui elle était et d’où elle venait. S’il venait à savoir qu’elle était une Skylers, une ennemie, il la tuerait sans aucun remord.</text:span></text:p>
      <text:p text:style-name="P18"/>
      <text:p text:style-name="P18">- <text:span text:style-name="T108">Rester avec moi n’est pas discutable ma jolie. Ronronna-t-il en faisant glisser la bretelle se robe de son épaule. </text:span><text:span text:style-name="T109">Je sais que tu penses toujours à t’enfuir et ça n’arrivera pas.</text:span></text:p>
      <text:p text:style-name="P18">- <text:span text:style-name="T109">Je ne suis plus avec les esclaves. Souffla-t-elle alors que sa robe tombait au sol. Mais j’en suis toujours une, une putain avec plus d’avantages.</text:span></text:p>
      <text:p text:style-name="P19">- Une putain avec plus d’avantages. Répéta Conrad en la poussant vers le lit où il la fit s’allonger. N’ai-je pas pris soin de toi depuis <text:span text:style-name="T110">que tu es arrivée dans mes quartiers ?</text:span></text:p>
      <text:p text:style-name="P19">- <text:span text:style-name="T110">Si. Répondit-elle en rougissant </text:span><text:span text:style-name="T111">alors qu’il ouvrait ses cuisses pour y déposer de légers baisers.</text:span></text:p>
      <text:p text:style-name="P19">- <text:span text:style-name="T111">Tu ne m’échapperas pas ma petite souris. Tu es à moi et je vais t’enfermer dans une cage pour te garder.</text:span></text:p>
      <text:p text:style-name="P19"/>
      <text:p text:style-name="P19"><text:tab/><text:span text:style-name="T111">Elena couina quand il posa sa </text:span><text:span text:style-name="T112">bouche au creux de sa cuisse et qu’il mordit </text:span><text:span text:style-name="T113">le tendon. Elle se tortilla mais déjà son corps reconnaissait celui du mâle. Il se liquéfia et elle sentit son intimité s’humidifier, faisant gronder la bête qui se jeta sur son offrande. Elle cria en sentant sa bouche se refermer sur son clitoris, sa langue râper son bourgeon gonflé. Son dos se cambra </text:span><text:span text:style-name="T114">et elle referma ses cuisses sur la tête qui la fouillait, sa main s’enroulant dans les mèches sombres de Conrad qui la dévora longuement. </text:span><text:span text:style-name="T115">La sueur avait recouvert son corps tordu de plaisir, sa voix s’était enrouée et la pelote dans son ventre avait tellement grossie sans explosée, qu’Elena se mit à pleurer.</text:span></text:p>
      <text:p text:style-name="P19"/>
      <text:p text:style-name="P19">- <text:span text:style-name="T115">S’il te plaît. L’implora-t-elle le souffle court.</text:span></text:p>
      <text:p text:style-name="P19">- <text:span text:style-name="T115">Tu veux que j’arrête ? Demanda Conrad en relevant la tête pour plonger ses yeux de glace dans les siens.</text:span></text:p>
      <text:p text:style-name="P19">- <text:span text:style-name="T116">Oui.</text:span></text:p>
      <text:p text:style-name="P19">- <text:span text:style-name="T116">Tu en es sûre ?</text:span></text:p>
      <text:p text:style-name="P19">- <text:span text:style-name="T116">Non.</text:span></text:p>
      <text:p text:style-name="P19"/>
      <text:p text:style-name="P19"><text:tab/><text:span text:style-name="T116">Conrad lâcha un petit rire rauque avant de plonger de nouveau entre ses cuisses. </text:span><text:span text:style-name="T117">Elena se perdit une nouvelle fois dans le plaisir quand le géant pénétra son intimité de ses doigts. Il les écarta et les tourna tout en suçant son clitoris, il la pénétra durement. Les bruits mouillés ne firent même pas rougir Elena, </text:span><text:span text:style-name="T118">elle était déjà bien trop loin pour prendre garde au fait que sa chatte suintait tellement, qu’elle trempait les draps sous ses fesses. <text:s/>Conrad remplaça sa bouche par son pouce, puis il massa vivement la bourgeon dur et gonflé. </text:span></text:p>
      <text:p text:style-name="P19"><text:soft-page-break/></text:p>
      <text:p text:style-name="P19">- <text:span text:style-name="T118">Aller bébé jouis. Ordonn</text:span><text:span text:style-name="T119">a-t-il avant de la morde durement à l’intérieur de la cuisse.</text:span></text:p>
      <text:p text:style-name="P19"/>
      <text:p text:style-name="P19"><text:tab/><text:span text:style-name="T119">Elena cria, </text:span><text:span text:style-name="T120">la pelote explosa et le souffle lui fit défaut quand elle voulut respirer. </text:span><text:span text:style-name="T121">Le force de son orgasme la fit voir des étoiles, c’est comme si son esprit s’était envolé de son corps et qu’elle ne commandait plus ses membres. Puis elle ouvrit les yeux, le plafond était craquelé mais elle le savait déjà, l’ayant observé pendant des jours alors qu’elle veillait sur le mâle blessé. Elle baissa les yeux sur Conrad qui la fixait de son regard glacé. Elle l’avait vu presque mort, elle avait prié pour son rétablissement et il était là, sexy et sauvage, beau et effrayant en même temps. Elle voulait qu’il la baise autant qu’elle voulait s’éloigner le plus loin possible de lui et de son attraction dangereuse.</text:span></text:p>
      <text:p text:style-name="P19"/>
      <text:p text:style-name="P19">- <text:span text:style-name="T122">Ne repars pas sur cette pente. Gronda le commandant en voulant la retourner sur le ventre.</text:span></text:p>
      <text:p text:style-name="P19">- <text:span text:style-name="T122">Non pas ça. Dit-elle en l’attirant à elle pour qu’il repose son corps sur le sien.</text:span></text:p>
      <text:p text:style-name="P19">- <text:span text:style-name="T123">Tu vas te rebeller ma petite souris ? Demanda-t-il en frottant son bassin contre le sien.</text:span></text:p>
      <text:p text:style-name="P19">- <text:span text:style-name="T123">Non. Répondit-elle en posant ses petites mains sur les flans du géant. Je n’ai pas le choix.</text:span></text:p>
      <text:p text:style-name="P19">- <text:span text:style-name="T123">Tu ne l’as pas.</text:span></text:p>
      <text:p text:style-name="P19">- <text:span text:style-name="T123">Je ne veux pas l’avoir.</text:span></text:p>
      <text:p text:style-name="P19"/>
      <text:p text:style-name="P19"><text:tab/><text:span text:style-name="T123">Conrad la fixa une seconde avant de fondre sur elle tel un cobra. Il posa brutalement sa bouche sur la sienne, mordit ses lèvres avant d’entrer sa langue dans sa bouche. Il la pénétra en même temps avec plus de douceur que son <text:s/>baiser. </text:span><text:span text:style-name="T124">Le sentir en elle après des semaines la fit gémir de douleur, des larmes perlèrent de ses yeux pour rouler sur sa peau. Elle planta ses ongles dans les flans de Conrad qui grogna et se saisit de ses poignets pour les monter au-dessus de sa tête. Conrad ne cessa de l’embrasser pour la distraire, pour l’empêcher de se rebeller en sentant sa queue l’écarteler et la remplir de plus en plus. Elena gémit, envoya ses hanches vers le mâle, planta ses talons dans ses mollets </text:span><text:span text:style-name="T125">et elle grogna légèrement </text:span><text:span text:style-name="T126">en sentant sa queue l’investir totalement. </text:span><text:span text:style-name="T127">Le géant lâcha enfin ses lèvres pour la fixer alors qu’il bougeait lentement en elle. Il observait chaque expression, il écoutait chaque son qu’elle produisait et il maintint son corps sous le sien. Elena sentit ses yeux rouler dans ses orbites en sentant l’odeur de Conrad alors qu’il sortait de sa chatte.</text:span></text:p>
      <text:p text:style-name="P19"/>
      <text:p text:style-name="P19">- <text:span text:style-name="T127">Non, non, non. Répéta Elena en secouant la tête. Reviens, s’il te plaît.</text:span></text:p>
      <text:p text:style-name="P19"/>
      <text:p text:style-name="P19"><text:tab/><text:span text:style-name="T127">Elle était complètement incohérente, à la limite de la folie alors que Conrad reculait sur ses talons. Il regarda sa chatte avide et trempée papillonner, puis ses yeux se posèrent sur le visage d’Elena </text:span><text:span text:style-name="T128">qui se tordait d’impatience.</text:span></text:p>
      <text:p text:style-name="P19"/>
      <text:p text:style-name="P19">- <text:span text:style-name="T128">Tu ne trouveras pas mieux dehors Elena. Gronda-t-il en se penchant au-dessus d’elle. Tu rêves de t’échapper mais tu ne seras pas mieux à l’abri ici plutôt qu’ailleurs. </text:span><text:span text:style-name="T129">C’est ma queue que tu réclame ma petite, mon nom que tu soupire quand tu dors. Parce que je suis le seul qui peut te donner ce que tu veux ! Tu vas être une gentille fille et tu vas accepter ta captivité !</text:span></text:p>
      <text:p text:style-name="P19"/>
      <text:p text:style-name="P20"><text:span text:style-name="T109"><text:tab/></text:span><text:span text:style-name="T130">La tirant à lui par les hanches, il entra en elle d’un coup et Elena cria quand son gland frappa son point G. Sa chatte se resserra sa queue et se contracta alors qu’elle jouissait en sanglotant. Le mâle passa les jambes d’Elena au-dessus de ses bras et il la pilonna durement, frappant à l’intérieur d’elle alors que son orgasme la détruisait et la faisait pleurer. La sueur recouvrait son corps et coulait le long de sa peau enfiévrée mais elle s’en fichait, elle voulait juste qu’il la baise encore, qu’elle se perde en elle-même et qu’elle oublie le monstre qui l’avait volée. </text:span><text:span text:style-name="T131">Le géant la plaqua un peu plus dans le matelas, donna 3 coups de rein en elle et son crochet se planta </text:span><text:span text:style-name="T132">profondément en elle. Il rugit quand sa semence commença à la remplir, l’odeur de leurs fluides s’écoulant de sa chatte s’éleva et elle jouit de nouveau. Elle sentit Conrad relâcher ses jambes qui tremblèrent, et puis Conrad pesa son corps sur le sien. Il l’écrasa sous son poids mais elle se sentait bien sous sa masse et ne voulait pas être ailleurs. Elle fredonna doucement, </text:span><text:span text:style-name="T133">passa ses mains sur les épaules </text:span><text:soft-page-break/><text:span text:style-name="T133">larges de Conrad qui se laissa faire et ne bougea pas. Elle finit par s’endormir sereinement et c’est le froid qui la réveilla bien plus tard. Le poids de Conrad avait disparut et la chambre était plongée dans le noir quand elle ouvrit les yeux. Elle alluma la lampe sur la table de chevet et observa le lit vide. </text:span><text:span text:style-name="T134">Elle était nue encore sous les couvertures et elle frissonna en se levant. En prenant sa douche elle réfléchit tout en examinant les nouvelles marques sur sa peau pâle. </text:span><text:span text:style-name="T135">Conrad l’avait serrée trop fort, l’avait encore meurtrie et pourtant Elena n’avait pas l’impression qu’il avait serré autant. Elle se sécha et enfila l’une des robes qu’on avait apporté là pendant ses longues veilles. Pieds nus elle ouvrit la double porte et elle trouva le couloir vide. Inspirant profondément elle referma la porte et elle attendit, tourna en rond pendant ce qu’il lui sembla des heures. Elle était à la limite de devenir cinglée quand la porte s’ouvrit enfin et que Conrad entra avec un plateau. Il retrouva la femelle en panique et il renifla l’air avant de la fixer.</text:span></text:p>
      <text:p text:style-name="P20"/>
      <text:p text:style-name="P20">- <text:span text:style-name="T135">Pourquoi es-tu dans cet état ? Demanda-t-il en s’approchant vivement d’elle. Es-tu blessée ?</text:span></text:p>
      <text:p text:style-name="P20">- <text:span text:style-name="T135">Non ! S’exclama Elena furieuse. Tu m’as abandonnée ici toute la journée !</text:span></text:p>
      <text:p text:style-name="P20">- <text:span text:style-name="T135">Les portes n’étaient pas verrouillées, tu pouvais venir me trouver au moment de ton choix.</text:span></text:p>
      <text:p text:style-name="P20">- <text:span text:style-name="T136">Je suis dans ta cage non ? Le test que tu me fais passer pour savoir si tu peux avoir confiance.</text:span></text:p>
      <text:p text:style-name="P20">- <text:span text:style-name="T136">Tu es très intelligente ma petite. Dit-il en venant la cueillir dans ses bras pour embrasser sa bouche. Mais si tu étais venue à moi tu aurais aussi remporter ta récompense.</text:span></text:p>
      <text:p text:style-name="P21"/>
      <text:p text:style-name="P20"><text:tab/><text:span text:style-name="T136">Elena ouvrit les yeux et regarda Conrad, un petit sourire étirant sa bouche.</text:span></text:p>
      <text:p text:style-name="P20"/>
      <text:p text:style-name="P20">- <text:span text:style-name="T136">Une récompense ? Demanda-t-elle intéressée. Laquelle ?</text:span></text:p>
      <text:p text:style-name="P20">- <text:span text:style-name="T136">Tu seras la guérisseuse du clan. Répondit-il et un sourire illumina le visage d’Elena. À quelques conditions.</text:span></text:p>
      <text:p text:style-name="P20">- <text:span text:style-name="T136">Lesquelles ? Demanda-t-elle en plissant les yeux de suspicion.</text:span></text:p>
      <text:p text:style-name="P20">- <text:span text:style-name="T136">Aucune sortie ne te sera autorisée seule, tu seras toujours suivie dès lors que tu mets un pied hors de nos quartiers. Énuméra-t-il alors qu’elle se renfrognait.</text:span></text:p>
      <text:p text:style-name="P20">- <text:span text:style-name="T136">Je suis toujours une prisonnière.</text:span></text:p>
      <text:p text:style-name="P20">- <text:span text:style-name="T136">Pour ta sécurité. La contredit-il en tapotant son nez avec son index. </text:span><text:span text:style-name="T137">Si tu pouvais porter mon enfant dans ton ventre, tu serais plus en sécurité au milieu e mon clan.</text:span></text:p>
      <text:p text:style-name="P20">- <text:span text:style-name="T137">Mais nos sangs ne sont pas compatibles. Termina-t-elle en soufflant doucement.</text:span></text:p>
      <text:p text:style-name="P20">- <text:span text:style-name="T138">Non pas à ce qu’on sâch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1T12:20:17.045381593</meta:creation-date>
    <meta:generator>LibreOffice/6.4.6.2$Linux_X86_64 LibreOffice_project/40$Build-2</meta:generator>
    <dc:date>2021-02-25T18:41:26.334442808</dc:date>
    <meta:editing-duration>P1DT17H48M43S</meta:editing-duration>
    <meta:editing-cycles>12</meta:editing-cycles>
    <meta:document-statistic meta:table-count="0" meta:image-count="0" meta:object-count="0" meta:page-count="22" meta:paragraph-count="295" meta:word-count="12804" meta:character-count="71951" meta:non-whitespace-character-count="59354"/>
  </office:meta>
</office:document-meta>
</file>